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27.31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6.97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119.01mm"/>
    </style:style>
    <style:style style:name="co18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9.88mm"/>
    </style:style>
    <style:style style:name="co20" style:family="table-column">
      <style:table-column-properties fo:break-before="auto" style:column-width="43.29mm"/>
    </style:style>
    <style:style style:name="co21" style:family="table-column">
      <style:table-column-properties fo:break-before="auto" style:column-width="20.5mm"/>
    </style:style>
    <style:style style:name="co22" style:family="table-column">
      <style:table-column-properties fo:break-before="auto" style:column-width="22.68mm"/>
    </style:style>
    <style:style style:name="co23" style:family="table-column">
      <style:table-column-properties fo:break-before="auto" style:column-width="1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9"/>
    <style:style style:name="ce3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AdFeatu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ize/m2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asEmail</text:p>
          </table:table-cell>
          <table:table-cell office:value-type="string" calcext:value-type="string">
            <text:p>substandard</text:p>
          </table:table-cell>
          <table:table-cell office:value-type="string" calcext:value-type="string">
            <text:p>provision</text:p>
          </table:table-cell>
          <table:table-cell office:value-type="string" calcext:value-type="string">
            <text:p>kaution</text:p>
          </table:table-cell>
          <table:table-cell office:value-type="string" calcext:value-type="string">
            <text:p>ablose</text:p>
          </table:table-cell>
          <table:table-cell office:value-type="string" calcext:value-type="string">
            <text:p>hotmail</text:p>
          </table:table-cell>
          <table:table-cell office:value-type="string" calcext:value-type="string">
            <text:p>crapmail</text:p>
          </table:table-cell>
          <table:table-cell office:value-type="string" calcext:value-type="string">
            <text:p>shitmail</text:p>
          </table:table-cell>
          <table:table-cell office:value-type="string" calcext:value-type="string">
            <text:p>fast-email</text:p>
          </table:table-cell>
          <table:table-cell office:value-type="string" calcext:value-type="string">
            <text:p>gmx.at</text:p>
          </table:table-cell>
          <table:table-cell office:value-type="string" calcext:value-type="string">
            <text:p>web.de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ssl-mail</text:p>
          </table:table-cell>
          <table:table-cell office:value-type="string" calcext:value-type="string">
            <text:p>swift-mail</text:p>
          </table:table-cell>
          <table:table-cell office:value-type="string" calcext:value-type="string">
            <text:p>outlook.com.au</text:p>
          </table:table-cell>
          <table:table-cell office:value-type="string" calcext:value-type="string">
            <text:p>outlook.com</text:p>
          </table:table-cell>
          <table:table-cell office:value-type="string" calcext:value-type="string">
            <text:p>mail-central.com</text:p>
          </table:table-cell>
          <table:table-cell office:value-type="string" calcext:value-type="string">
            <text:p>outlook.at</text:p>
          </table:table-cell>
          <table:table-cell office:value-type="string" calcext:value-type="string">
            <text:p>mailas.com</text:p>
          </table:table-cell>
          <table:table-cell office:value-type="string" calcext:value-type="string">
            <text:p>fastmail.com</text:p>
          </table:table-cell>
          <table:table-cell office:value-type="string" calcext:value-type="string">
            <text:p>yahoo.c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-10" calcext:value-type="float">
            <text:p>-10</text:p>
          </table:table-cell>
          <table:table-cell table:formula="of:=[.E2]/[.F2]" office:value-type="float" office:value="7.18181818181818" calcext:value-type="float">
            <text:p>7,18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office:value-type="float" office:value="-2" calcext:value-type="float">
            <text:p>-2</text:p>
          </table:table-cell>
          <table:table-cell table:formula="of:=[.E3]/[.F3]" office:value-type="float" office:value="9.75609756097561" calcext:value-type="float">
            <text:p>9,7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4]/[.F4]" office:value-type="float" office:value="11.4285714285714" calcext:value-type="float">
            <text:p>11,4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E5]/[.F5]" office:value-type="float" office:value="3.6734693877551" calcext:value-type="float">
            <text:p>3,67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E6]/[.F6]" office:value-type="float" office:value="6" calcext:value-type="float">
            <text:p>6,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E7]/[.F7]" office:value-type="float" office:value="7.64705882352941" calcext:value-type="float">
            <text:p>7,65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[.E8]/[.F8]" office:value-type="float" office:value="4.28571428571429" calcext:value-type="float">
            <text:p>4,2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[.E9]/[.F9]" office:value-type="float" office:value="5.08474576271186" calcext:value-type="float">
            <text:p>5,0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formula="of:=[.E10]/[.F10]" office:value-type="float" office:value="5.88235294117647" calcext:value-type="float">
            <text:p>5,8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[.E11]/[.F11]" office:value-type="float" office:value="6" calcext:value-type="float">
            <text:p>6,0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E12]/[.F12]" office:value-type="float" office:value="12" calcext:value-type="float">
            <text:p>12,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table:formula="of:=[.E13]/[.F13]" office:value-type="float" office:value="6.15384615384615" calcext:value-type="float">
            <text:p>6,1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table:formula="of:=[.E14]/[.F14]" office:value-type="float" office:value="11.4814814814815" calcext:value-type="float">
            <text:p>11,48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table:formula="of:=[.E15]/[.F15]" office:value-type="float" office:value="1.42857142857143" calcext:value-type="float">
            <text:p>1,43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table:formula="of:=[.E16]/[.F16]" office:value-type="float" office:value="14.2857142857143" calcext:value-type="float">
            <text:p>14,2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table:formula="of:=[.E17]/[.F17]" office:value-type="float" office:value="7" calcext:value-type="float">
            <text:p>7,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table:formula="of:=[.E18]/[.F18]" office:value-type="float" office:value="5" calcext:value-type="float">
            <text:p>5,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table:formula="of:=[.E19]/[.F19]" office:value-type="float" office:value="9.09090909090909" calcext:value-type="float">
            <text:p>9,0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table:formula="of:=[.E21]/[.F21]" office:value-type="float" office:value="5.55555555555556" calcext:value-type="float">
            <text:p>5,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table:formula="of:=[.E22]/[.F22]" office:value-type="float" office:value="7.29166666666667" calcext:value-type="float">
            <text:p>7,29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table:formula="of:=[.E23]/[.F23]" office:value-type="float" office:value="8" calcext:value-type="float">
            <text:p>8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table:formula="of:=[.E24]/[.F24]" office:value-type="float" office:value="5.08474576271186" calcext:value-type="float">
            <text:p>5,0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table:formula="of:=[.E25]/[.F25]" office:value-type="float" office:value="13.6206896551724" calcext:value-type="float">
            <text:p>13,62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table:formula="of:=[.E26]/[.F26]" office:value-type="float" office:value="7.6" calcext:value-type="float">
            <text:p>7,6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table:formula="of:=[.E27]/[.F27]" office:value-type="float" office:value="5.88235294117647" calcext:value-type="float">
            <text:p>5,8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table:formula="of:=[.E28]/[.F28]" office:value-type="float" office:value="5.93220338983051" calcext:value-type="float">
            <text:p>5,9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table:formula="of:=[.E29]/[.F29]" office:value-type="float" office:value="6.15384615384615" calcext:value-type="float">
            <text:p>6,1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table:formula="of:=[.E30]/[.F30]" office:value-type="float" office:value="3.6" calcext:value-type="float">
            <text:p>3,6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table:formula="of:=[.E31]/[.F31]" office:value-type="float" office:value="5.33333333333333" calcext:value-type="float">
            <text:p>5,3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table:formula="of:=[.E32]/[.F32]" office:value-type="float" office:value="7" calcext:value-type="float">
            <text:p>7,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table:formula="of:=[.E33]/[.F33]" office:value-type="float" office:value="3.4" calcext:value-type="float">
            <text:p>3,4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table:formula="of:=[.E34]/[.F34]" office:value-type="float" office:value="8" calcext:value-type="float">
            <text:p>8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table:formula="of:=[.E35]/[.F35]" office:value-type="float" office:value="8" calcext:value-type="float">
            <text:p>8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table:formula="of:=[.E36]/[.F36]" office:value-type="float" office:value="5.26315789473684" calcext:value-type="float">
            <text:p>5,2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table:formula="of:=[.E37]/[.F37]" office:value-type="float" office:value="6.66666666666667" calcext:value-type="float">
            <text:p>6,67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table:formula="of:=[.E38]/[.F38]" office:value-type="float" office:value="9.72222222222222" calcext:value-type="float">
            <text:p>9,7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table:formula="of:=[.E39]/[.F39]" office:value-type="float" office:value="12" calcext:value-type="float">
            <text:p>12,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table:formula="of:=[.E40]/[.F40]" office:value-type="float" office:value="7.5" calcext:value-type="float">
            <text:p>7,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table:formula="of:=[.E41]/[.F41]" office:value-type="float" office:value="6.97674418604651" calcext:value-type="float">
            <text:p>6,9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table:formula="of:=[.E42]/[.F42]" office:value-type="float" office:value="9.09090909090909" calcext:value-type="float">
            <text:p>9,0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table:formula="of:=[.E43]/[.F43]" office:value-type="float" office:value="11.3333333333333" calcext:value-type="float">
            <text:p>11,3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table:formula="of:=[.E44]/[.F44]" office:value-type="float" office:value="1.625" calcext:value-type="float">
            <text:p>1,6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table:formula="of:=[.E45]/[.F45]" office:value-type="float" office:value="7.84313725490196" calcext:value-type="float">
            <text:p>7,8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table:formula="of:=[.E46]/[.F46]" office:value-type="float" office:value="7.01754385964912" calcext:value-type="float">
            <text:p>7,0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formula="of:=[.E47]/[.F47]" office:value-type="float" office:value="7.89473684210526" calcext:value-type="float">
            <text:p>7,8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table:formula="of:=[.E48]/[.F48]" office:value-type="float" office:value="0.8" calcext:value-type="float">
            <text:p>0,8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table:formula="of:=[.E49]/[.F49]" office:value-type="float" office:value="10.78125" calcext:value-type="float">
            <text:p>10,78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table:formula="of:=[.E50]/[.F50]" office:value-type="float" office:value="10" calcext:value-type="float">
            <text:p>10,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table:formula="of:=[.E51]/[.F51]" office:value-type="float" office:value="6.66666666666667" calcext:value-type="float">
            <text:p>6,6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table:formula="of:=[.E52]/[.F52]" office:value-type="float" office:value="10" calcext:value-type="float">
            <text:p>10,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table:formula="of:=[.E53]/[.F53]" office:value-type="float" office:value="9.27272727272727" calcext:value-type="float">
            <text:p>9,27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-1" calcext:value-type="float">
            <text:p>-1</text:p>
          </table:table-cell>
          <table:table-cell table:formula="of:=[.E54]/[.F54]" office:value-type="float" office:value="5" calcext:value-type="float">
            <text:p>5,00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4" calcext:value-type="float">
            <text:p>264</text:p>
          </table:table-cell>
          <table:table-cell office:value-type="float" office:value="-1" calcext:value-type="float">
            <text:p>-1</text:p>
          </table:table-cell>
          <table:table-cell table:formula="of:=[.E55]/[.F55]" office:value-type="float" office:value="7.84313725490196" calcext:value-type="float">
            <text:p>7,8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 table:formula="of:=[.E56]/[.F56]" office:value-type="float" office:value="12.1818181818182" calcext:value-type="float">
            <text:p>12,18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5" calcext:value-type="float">
            <text:p>275</text:p>
          </table:table-cell>
          <table:table-cell office:value-type="float" office:value="-1" calcext:value-type="float">
            <text:p>-1</text:p>
          </table:table-cell>
          <table:table-cell table:formula="of:=[.E57]/[.F57]" office:value-type="float" office:value="5.33333333333333" calcext:value-type="float">
            <text:p>5,3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-1" calcext:value-type="float">
            <text:p>-1</text:p>
          </table:table-cell>
          <table:table-cell table:formula="of:=[.E58]/[.F58]" office:value-type="float" office:value="8.88888888888889" calcext:value-type="float">
            <text:p>8,8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table:formula="of:=[.E59]/[.F59]" office:value-type="float" office:value="8.46153846153846" calcext:value-type="float">
            <text:p>8,4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table:formula="of:=[.E60]/[.F60]" office:value-type="float" office:value="13.4" calcext:value-type="float">
            <text:p>13,40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table:formula="of:=[.E61]/[.F61]" office:value-type="float" office:value="7.5" calcext:value-type="float">
            <text:p>7,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table:formula="of:=[.E62]/[.F62]" office:value-type="float" office:value="4.86111111111111" calcext:value-type="float">
            <text:p>4,86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table:formula="of:=[.E63]/[.F63]" office:value-type="float" office:value="1" calcext:value-type="float">
            <text:p>1,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table:formula="of:=[.E64]/[.F64]" office:value-type="float" office:value="10" calcext:value-type="float">
            <text:p>10,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table:formula="of:=[.E65]/[.F65]" office:value-type="float" office:value="8.66666666666667" calcext:value-type="float">
            <text:p>8,67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table:formula="of:=[.E66]/[.F66]" office:value-type="float" office:value="7.14285714285714" calcext:value-type="float">
            <text:p>7,14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table:formula="of:=[.E67]/[.F67]" office:value-type="float" office:value="10" calcext:value-type="float">
            <text:p>10,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table:formula="of:=[.E68]/[.F68]" office:value-type="float" office:value="11.9090909090909" calcext:value-type="float">
            <text:p>11,91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table:formula="of:=[.E69]/[.F69]" office:value-type="float" office:value="12.8571428571429" calcext:value-type="float">
            <text:p>12,8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table:formula="of:=[.E70]/[.F70]" office:value-type="float" office:value="10.8974358974359" calcext:value-type="float">
            <text:p>10,90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table:formula="of:=[.E71]/[.F71]" office:value-type="float" office:value="6.25" calcext:value-type="float">
            <text:p>6,2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table:formula="of:=[.E72]/[.F72]" office:value-type="float" office:value="10.8974358974359" calcext:value-type="float">
            <text:p>10,90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table:formula="of:=[.E73]/[.F73]" office:value-type="float" office:value="3.85135135135135" calcext:value-type="float">
            <text:p>3,85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table:formula="of:=[.E74]/[.F74]" office:value-type="float" office:value="2.66666666666667" calcext:value-type="float">
            <text:p>2,67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table:formula="of:=[.E75]/[.F75]" office:value-type="float" office:value="6.11111111111111" calcext:value-type="float">
            <text:p>6,11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table:formula="of:=[.E76]/[.F76]" office:value-type="float" office:value="14" calcext:value-type="float">
            <text:p>14,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table:formula="of:=[.E77]/[.F77]" office:value-type="float" office:value="5.66176470588235" calcext:value-type="float">
            <text:p>5,66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table:formula="of:=[.E78]/[.F78]" office:value-type="float" office:value="6.08333333333333" calcext:value-type="float">
            <text:p>6,08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table:formula="of:=[.E80]/[.F80]" office:value-type="float" office:value="7.54716981132076" calcext:value-type="float">
            <text:p>7,5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table:formula="of:=[.E81]/[.F81]" office:value-type="float" office:value="7.05882352941176" calcext:value-type="float">
            <text:p>7,06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table:formula="of:=[.E82]/[.F82]" office:value-type="float" office:value="9.16666666666667" calcext:value-type="float">
            <text:p>9,17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table:formula="of:=[.E83]/[.F83]" office:value-type="float" office:value="10.7142857142857" calcext:value-type="float">
            <text:p>10,71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table:formula="of:=[.E84]/[.F84]" office:value-type="float" office:value="11.7692307692308" calcext:value-type="float">
            <text:p>11,7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table:formula="of:=[.E85]/[.F85]" office:value-type="float" office:value="8.82352941176471" calcext:value-type="float">
            <text:p>8,82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table:formula="of:=[.E86]/[.F86]" office:value-type="float" office:value="6.47058823529412" calcext:value-type="float">
            <text:p>6,47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table:formula="of:=[.E87]/[.F87]" office:value-type="float" office:value="4.3125" calcext:value-type="float">
            <text:p>4,31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table:formula="of:=[.E88]/[.F88]" office:value-type="float" office:value="12.0192307692308" calcext:value-type="float">
            <text:p>12,02</text:p>
          </table:table-cell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table:formula="of:=[.E89]/[.F89]" office:value-type="float" office:value="5.09090909090909" calcext:value-type="float">
            <text:p>5,09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table:formula="of:=[.E90]/[.F90]" office:value-type="float" office:value="3.78378378378378" calcext:value-type="float">
            <text:p>3,7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table:formula="of:=[.E91]/[.F91]" office:value-type="float" office:value="14" calcext:value-type="float">
            <text:p>14,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table:formula="of:=[.E92]/[.F92]" office:value-type="float" office:value="4.81012658227848" calcext:value-type="float">
            <text:p>4,81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table:formula="of:=[.E93]/[.F93]" office:value-type="float" office:value="7.75" calcext:value-type="float">
            <text:p>7,75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table:formula="of:=[.E94]/[.F94]" office:value-type="float" office:value="4.72972972972973" calcext:value-type="float">
            <text:p>4,7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table:formula="of:=[.E95]/[.F95]" office:value-type="float" office:value="4.44444444444444" calcext:value-type="float">
            <text:p>4,44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table:formula="of:=[.E96]/[.F96]" office:value-type="float" office:value="6" calcext:value-type="float">
            <text:p>6,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table:formula="of:=[.E97]/[.F97]" office:value-type="float" office:value="8.33333333333333" calcext:value-type="float">
            <text:p>8,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table:formula="of:=[.E99]/[.F99]" office:value-type="float" office:value="12.1538461538462" calcext:value-type="float">
            <text:p>12,15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table:formula="of:=[.E100]/[.F100]" office:value-type="float" office:value="11.1111111111111" calcext:value-type="float">
            <text:p>11,1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table:formula="of:=[.E101]/[.F101]" office:value-type="float" office:value="12" calcext:value-type="float">
            <text:p>12,00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table:formula="of:=[.E102]/[.F102]" office:value-type="float" office:value="6.95454545454545" calcext:value-type="float">
            <text:p>6,9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table:formula="of:=[.E103]/[.F103]" office:value-type="float" office:value="12.8571428571429" calcext:value-type="float">
            <text:p>12,8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table:formula="of:=[.E104]/[.F104]" office:value-type="float" office:value="8.13953488372093" calcext:value-type="float">
            <text:p>8,1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table:formula="of:=[.E105]/[.F105]" office:value-type="float" office:value="13.7" calcext:value-type="float">
            <text:p>13,70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table:formula="of:=[.E106]/[.F106]" office:value-type="float" office:value="7.77777777777778" calcext:value-type="float">
            <text:p>7,7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table:formula="of:=[.E107]/[.F107]" office:value-type="float" office:value="5.23076923076923" calcext:value-type="float">
            <text:p>5,23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table:formula="of:=[.E108]/[.F108]" office:value-type="float" office:value="4.45783132530121" calcext:value-type="float">
            <text:p>4,4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table:formula="of:=[.E109]/[.F109]" office:value-type="float" office:value="4.86111111111111" calcext:value-type="float">
            <text:p>4,86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table:formula="of:=[.E110]/[.F110]" office:value-type="float" office:value="6.97674418604651" calcext:value-type="float">
            <text:p>6,98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table:formula="of:=[.E111]/[.F111]" office:value-type="float" office:value="6.03174603174603" calcext:value-type="float">
            <text:p>6,0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table:formula="of:=[.E112]/[.F112]" office:value-type="float" office:value="14.8148148148148" calcext:value-type="float">
            <text:p>14,8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table:formula="of:=[.E113]/[.F113]" office:value-type="float" office:value="5.84615384615385" calcext:value-type="float">
            <text:p>5,8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table:formula="of:=[.E114]/[.F114]" office:value-type="float" office:value="6.45161290322581" calcext:value-type="float">
            <text:p>6,4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table:formula="of:=[.E115]/[.F115]" office:value-type="float" office:value="5.42857142857143" calcext:value-type="float">
            <text:p>5,43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table:formula="of:=[.E116]/[.F116]" office:value-type="float" office:value="9.5" calcext:value-type="float">
            <text:p>9,5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table:formula="of:=[.E117]/[.F117]" office:value-type="float" office:value="4.86486486486487" calcext:value-type="float">
            <text:p>4,86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table:formula="of:=[.E118]/[.F118]" office:value-type="float" office:value="5" calcext:value-type="float">
            <text:p>5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table:formula="of:=[.E119]/[.F119]" office:value-type="float" office:value="6.53333333333333" calcext:value-type="float">
            <text:p>6,5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table:formula="of:=[.E120]/[.F120]" office:value-type="float" office:value="7.11111111111111" calcext:value-type="float">
            <text:p>7,1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table:formula="of:=[.E121]/[.F121]" office:value-type="float" office:value="4.44444444444444" calcext:value-type="float">
            <text:p>4,44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table:formula="of:=[.E122]/[.F122]" office:value-type="float" office:value="4.75" calcext:value-type="float">
            <text:p>4,75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table:formula="of:=[.E123]/[.F123]" office:value-type="float" office:value="4.85294117647059" calcext:value-type="float">
            <text:p>4,85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table:formula="of:=[.E124]/[.F124]" office:value-type="float" office:value="16" calcext:value-type="float">
            <text:p>16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table:formula="of:=[.E125]/[.F125]" office:value-type="float" office:value="9.4" calcext:value-type="float">
            <text:p>9,4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table:formula="of:=[.E126]/[.F126]" office:value-type="float" office:value="6.32911392405063" calcext:value-type="float">
            <text:p>6,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table:formula="of:=[.E127]/[.F127]" office:value-type="float" office:value="6" calcext:value-type="float">
            <text:p>6,0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table:formula="of:=[.E128]/[.F128]" office:value-type="float" office:value="8.8" calcext:value-type="float">
            <text:p>8,8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table:formula="of:=[.E129]/[.F129]" office:value-type="float" office:value="6.5" calcext:value-type="float">
            <text:p>6,5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table:formula="of:=[.E130]/[.F130]" office:value-type="float" office:value="16" calcext:value-type="float">
            <text:p>16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table:formula="of:=[.E131]/[.F131]" office:value-type="float" office:value="9.4" calcext:value-type="float">
            <text:p>9,4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table:formula="of:=[.E132]/[.F132]" office:value-type="float" office:value="6.32911392405063" calcext:value-type="float">
            <text:p>6,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table:formula="of:=[.E133]/[.F133]" office:value-type="float" office:value="8.8" calcext:value-type="float">
            <text:p>8,80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table:formula="of:=[.E134]/[.F134]" office:value-type="float" office:value="12.0967741935484" calcext:value-type="float">
            <text:p>12,1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table:formula="of:=[.E135]/[.F135]" office:value-type="float" office:value="6.5" calcext:value-type="float">
            <text:p>6,5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table:formula="of:=[.E136]/[.F136]" office:value-type="float" office:value="7.09090909090909" calcext:value-type="float">
            <text:p>7,0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table:formula="of:=[.E137]/[.F137]" office:value-type="float" office:value="11.5441176470588" calcext:value-type="float">
            <text:p>11,5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table:formula="of:=[.E138]/[.F138]" office:value-type="float" office:value="9.35294117647059" calcext:value-type="float">
            <text:p>9,35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table:formula="of:=[.E139]/[.F139]" office:value-type="float" office:value="17.5" calcext:value-type="float">
            <text:p>17,5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table:formula="of:=[.E140]/[.F140]" office:value-type="float" office:value="5.83333333333333" calcext:value-type="float">
            <text:p>5,8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table:formula="of:=[.E141]/[.F141]" office:value-type="float" office:value="5.14705882352941" calcext:value-type="float">
            <text:p>5,1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table:formula="of:=[.E142]/[.F142]" office:value-type="float" office:value="5" calcext:value-type="float">
            <text:p>5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table:formula="of:=[.E143]/[.F143]" office:value-type="float" office:value="6.30769230769231" calcext:value-type="float">
            <text:p>6,31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table:formula="of:=[.E144]/[.F144]" office:value-type="float" office:value="6.5625" calcext:value-type="float">
            <text:p>6,56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table:formula="of:=[.E145]/[.F145]" office:value-type="float" office:value="7.16666666666667" calcext:value-type="float">
            <text:p>7,17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table:formula="of:=[.E146]/[.F146]" office:value-type="float" office:value="6.92307692307692" calcext:value-type="float">
            <text:p>6,92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table:formula="of:=[.E147]/[.F147]" office:value-type="float" office:value="12.3809523809524" calcext:value-type="float">
            <text:p>12,38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table:formula="of:=[.E148]/[.F148]" office:value-type="float" office:value="15.3333333333333" calcext:value-type="float">
            <text:p>15,33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formula="of:=[.E149]/[.F149]" office:value-type="float" office:value="9.4" calcext:value-type="float">
            <text:p>9,4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table:formula="of:=[.E150]/[.F150]" office:value-type="float" office:value="10.9836065573771" calcext:value-type="float">
            <text:p>10,98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table:formula="of:=[.E151]/[.F151]" office:value-type="float" office:value="10.7142857142857" calcext:value-type="float">
            <text:p>10,71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table:formula="of:=[.E152]/[.F152]" office:value-type="float" office:value="8.72727272727273" calcext:value-type="float">
            <text:p>8,73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table:formula="of:=[.E153]/[.F153]" office:value-type="float" office:value="4.76190476190476" calcext:value-type="float">
            <text:p>4,7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table:formula="of:=[.E154]/[.F154]" office:value-type="float" office:value="14.5714285714286" calcext:value-type="float">
            <text:p>14,57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table:formula="of:=[.E155]/[.F155]" office:value-type="float" office:value="14.4444444444444" calcext:value-type="float">
            <text:p>14,44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table:formula="of:=[.E156]/[.F156]" office:value-type="float" office:value="8.75" calcext:value-type="float">
            <text:p>8,7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table:formula="of:=[.E157]/[.F157]" office:value-type="float" office:value="5.05882352941176" calcext:value-type="float">
            <text:p>5,0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table:formula="of:=[.E158]/[.F158]" office:value-type="float" office:value="11.25" calcext:value-type="float">
            <text:p>11,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table:formula="of:=[.E159]/[.F159]" office:value-type="float" office:value="15.625" calcext:value-type="float">
            <text:p>15,6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table:formula="of:=[.E160]/[.F160]" office:value-type="float" office:value="12.8571428571429" calcext:value-type="float">
            <text:p>12,86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40" calcext:value-type="float">
            <text:p>540</text:p>
          </table:table-cell>
          <table:table-cell office:value-type="float" office:value="-1" calcext:value-type="float">
            <text:p>-1</text:p>
          </table:table-cell>
          <table:table-cell table:formula="of:=[.E161]/[.F161]" office:value-type="float" office:value="11.7692307692308" calcext:value-type="float">
            <text:p>11,77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1" calcext:value-type="float">
            <text:p>541</text:p>
          </table:table-cell>
          <table:table-cell office:value-type="float" office:value="-1" calcext:value-type="float">
            <text:p>-1</text:p>
          </table:table-cell>
          <table:table-cell table:formula="of:=[.E162]/[.F162]" office:value-type="float" office:value="6.95454545454545" calcext:value-type="float">
            <text:p>6,95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2" calcext:value-type="float">
            <text:p>552</text:p>
          </table:table-cell>
          <table:table-cell office:value-type="float" office:value="-1" calcext:value-type="float">
            <text:p>-1</text:p>
          </table:table-cell>
          <table:table-cell table:formula="of:=[.E163]/[.F163]" office:value-type="float" office:value="8.33333333333333" calcext:value-type="float">
            <text:p>8,3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64" calcext:value-type="float">
            <text:p>564</text:p>
          </table:table-cell>
          <table:table-cell office:value-type="float" office:value="-1" calcext:value-type="float">
            <text:p>-1</text:p>
          </table:table-cell>
          <table:table-cell table:formula="of:=[.E164]/[.F164]" office:value-type="float" office:value="14" calcext:value-type="float">
            <text:p>14,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65" calcext:value-type="float">
            <text:p>565</text:p>
          </table:table-cell>
          <table:table-cell office:value-type="float" office:value="-1" calcext:value-type="float">
            <text:p>-1</text:p>
          </table:table-cell>
          <table:table-cell table:formula="of:=[.E165]/[.F165]" office:value-type="float" office:value="12.0967741935484" calcext:value-type="float">
            <text:p>12,1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66" calcext:value-type="float">
            <text:p>566</text:p>
          </table:table-cell>
          <table:table-cell office:value-type="float" office:value="-1" calcext:value-type="float">
            <text:p>-1</text:p>
          </table:table-cell>
          <table:table-cell table:formula="of:=[.E166]/[.F166]" office:value-type="float" office:value="7.09090909090909" calcext:value-type="float">
            <text:p>7,09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8" calcext:value-type="float">
            <text:p>568</text:p>
          </table:table-cell>
          <table:table-cell office:value-type="float" office:value="-1" calcext:value-type="float">
            <text:p>-1</text:p>
          </table:table-cell>
          <table:table-cell table:formula="of:=[.E167]/[.F167]" office:value-type="float" office:value="9.35294117647059" calcext:value-type="float">
            <text:p>9,35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0" calcext:value-type="float">
            <text:p>570</text:p>
          </table:table-cell>
          <table:table-cell office:value-type="float" office:value="-1" calcext:value-type="float">
            <text:p>-1</text:p>
          </table:table-cell>
          <table:table-cell table:formula="of:=[.E168]/[.F168]" office:value-type="float" office:value="8.7719298245614" calcext:value-type="float">
            <text:p>8,7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7" calcext:value-type="float">
            <text:p>587</text:p>
          </table:table-cell>
          <table:table-cell office:value-type="float" office:value="-1" calcext:value-type="float">
            <text:p>-1</text:p>
          </table:table-cell>
          <table:table-cell table:formula="of:=[.E169]/[.F169]" office:value-type="float" office:value="12.1538461538462" calcext:value-type="float">
            <text:p>12,15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88" calcext:value-type="float">
            <text:p>588</text:p>
          </table:table-cell>
          <table:table-cell office:value-type="float" office:value="-1" calcext:value-type="float">
            <text:p>-1</text:p>
          </table:table-cell>
          <table:table-cell table:formula="of:=[.E170]/[.F170]" office:value-type="float" office:value="10.9102564102564" calcext:value-type="float">
            <text:p>10,91</text:p>
          </table:table-cell>
          <table:table-cell table:style-name="ce2" office:value-type="float" office:value="425.5" calcext:value-type="float">
            <text:p>426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89" calcext:value-type="float">
            <text:p>589</text:p>
          </table:table-cell>
          <table:table-cell office:value-type="float" office:value="-1" calcext:value-type="float">
            <text:p>-1</text:p>
          </table:table-cell>
          <table:table-cell table:formula="of:=[.E171]/[.F171]" office:value-type="float" office:value="11.5441176470588" calcext:value-type="float">
            <text:p>11,54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90" calcext:value-type="float">
            <text:p>590</text:p>
          </table:table-cell>
          <table:table-cell office:value-type="float" office:value="-1" calcext:value-type="float">
            <text:p>-1</text:p>
          </table:table-cell>
          <table:table-cell table:formula="of:=[.E172]/[.F172]" office:value-type="float" office:value="10" calcext:value-type="float">
            <text:p>10,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92" calcext:value-type="float">
            <text:p>592</text:p>
          </table:table-cell>
          <table:table-cell office:value-type="float" office:value="-1" calcext:value-type="float">
            <text:p>-1</text:p>
          </table:table-cell>
          <table:table-cell table:formula="of:=[.E173]/[.F173]" office:value-type="float" office:value="12.3809523809524" calcext:value-type="float">
            <text:p>12,38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06" calcext:value-type="float">
            <text:p>606</text:p>
          </table:table-cell>
          <table:table-cell office:value-type="float" office:value="-1" calcext:value-type="float">
            <text:p>-1</text:p>
          </table:table-cell>
          <table:table-cell table:formula="of:=[.E174]/[.F174]" office:value-type="float" office:value="7.30487804878049" calcext:value-type="float">
            <text:p>7,30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27" calcext:value-type="float">
            <text:p>627</text:p>
          </table:table-cell>
          <table:table-cell office:value-type="float" office:value="-1" calcext:value-type="float">
            <text:p>-1</text:p>
          </table:table-cell>
          <table:table-cell table:formula="of:=[.E175]/[.F175]" office:value-type="float" office:value="7.40740740740741" calcext:value-type="float">
            <text:p>7,41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AVERAGE([.D2:.D175])" office:value-type="float" office:value="8.10310631050708" calcext:value-type="float">
            <text:p>8,10</text:p>
          </table:table-cell>
          <table:table-cell table:style-name="ce2" table:number-columns-repeated="2"/>
          <table:table-cell table:formula="of:=SUM([.G2:.G175])" office:value-type="float" office:value="92" calcext:value-type="float">
            <text:p>92</text:p>
          </table:table-cell>
          <table:table-cell table:formula="of:=SUM([.H2:.H175])" office:value-type="float" office:value="147" calcext:value-type="float">
            <text:p>147</text:p>
          </table:table-cell>
          <table:table-cell table:formula="of:=SUM([.I2:.I175])" office:value-type="float" office:value="0" calcext:value-type="float">
            <text:p>0</text:p>
          </table:table-cell>
          <table:table-cell table:formula="of:=SUM([.J2:.J175])" office:value-type="float" office:value="0" calcext:value-type="float">
            <text:p>0</text:p>
          </table:table-cell>
          <table:table-cell table:formula="of:=SUM([.K2:.K175])" office:value-type="float" office:value="54" calcext:value-type="float">
            <text:p>54</text:p>
          </table:table-cell>
          <table:table-cell table:formula="of:=SUM([.L2:.L175])" office:value-type="float" office:value="0" calcext:value-type="float">
            <text:p>0</text:p>
          </table:table-cell>
          <table:table-cell table:formula="of:=SUM([.M2:.M175])" office:value-type="float" office:value="14" calcext:value-type="float">
            <text:p>14</text:p>
          </table:table-cell>
          <table:table-cell table:formula="of:=SUM([.N2:.N175])" office:value-type="float" office:value="6" calcext:value-type="float">
            <text:p>6</text:p>
          </table:table-cell>
          <table:table-cell table:formula="of:=SUM([.O2:.O175])" office:value-type="float" office:value="4" calcext:value-type="float">
            <text:p>4</text:p>
          </table:table-cell>
          <table:table-cell table:formula="of:=SUM([.P2:.P175])" office:value-type="float" office:value="0" calcext:value-type="float">
            <text:p>0</text:p>
          </table:table-cell>
          <table:table-cell table:formula="of:=SUM([.Q2:.Q175])" office:value-type="float" office:value="5" calcext:value-type="float">
            <text:p>5</text:p>
          </table:table-cell>
          <table:table-cell table:formula="of:=SUM([.R2:.R175])" office:value-type="float" office:value="0" calcext:value-type="float">
            <text:p>0</text:p>
          </table:table-cell>
          <table:table-cell table:formula="of:=SUM([.S2:.S175])" office:value-type="float" office:value="0" calcext:value-type="float">
            <text:p>0</text:p>
          </table:table-cell>
          <table:table-cell table:formula="of:=SUM([.T2:.T175])" office:value-type="float" office:value="0" calcext:value-type="float">
            <text:p>0</text:p>
          </table:table-cell>
          <table:table-cell table:formula="of:=SUM([.U2:.U175])" office:value-type="float" office:value="0" calcext:value-type="float">
            <text:p>0</text:p>
          </table:table-cell>
          <table:table-cell table:formula="of:=SUM([.V2:.V175])" office:value-type="float" office:value="0" calcext:value-type="float">
            <text:p>0</text:p>
          </table:table-cell>
          <table:table-cell table:formula="of:=SUM([.W2:.W175])" office:value-type="float" office:value="0" calcext:value-type="float">
            <text:p>0</text:p>
          </table:table-cell>
          <table:table-cell table:formula="of:=SUM([.X2:.X175])" office:value-type="float" office:value="2" calcext:value-type="float">
            <text:p>2</text:p>
          </table:table-cell>
          <table:table-cell table:formula="of:=SUM([.Y2:.Y175])" office:value-type="float" office:value="40" calcext:value-type="float">
            <text:p>40</text:p>
          </table:table-cell>
          <table:table-cell table:formula="of:=SUM([.Z2:.Z175])" office:value-type="float" office:value="0" calcext:value-type="float">
            <text:p>0</text:p>
          </table:table-cell>
          <table:table-cell table:formula="of:=SUM([.AA2:.AA175])" office:value-type="float" office:value="22" calcext:value-type="float">
            <text:p>22</text:p>
          </table:table-cell>
          <table:table-cell table:formula="of:=SUM([.AB2:.AB175])" office:value-type="float" office:value="1" calcext:value-type="float">
            <text:p>1</text:p>
          </table:table-cell>
          <table:table-cell table:formula="of:=SUM([.AC2:.AC175])" office:value-type="float" office:value="1" calcext:value-type="float">
            <text:p>1</text:p>
          </table:table-cell>
          <table:table-cell table:formula="of:=SUM([.AD2:.AD175])" office:value-type="float" office:value="0" calcext:value-type="float">
            <text:p>0</text:p>
          </table:table-cell>
          <table:table-cell table:formula="of:=SUM([.AE2:.AE1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formula="of:=[.G176]/[.$A$175]" office:value-type="float" office:value="0.528735632183908" calcext:value-type="float">
            <text:p>0,5287356322</text:p>
          </table:table-cell>
          <table:table-cell table:formula="of:=[.H176]/[.$A$175]" office:value-type="float" office:value="0.844827586206896" calcext:value-type="float">
            <text:p>0,8448275862</text:p>
          </table:table-cell>
          <table:table-cell table:formula="of:=[.I176]/[.$A$175]" office:value-type="float" office:value="0" calcext:value-type="float">
            <text:p>0</text:p>
          </table:table-cell>
          <table:table-cell table:formula="of:=[.J176]/[.$A$175]" office:value-type="float" office:value="0" calcext:value-type="float">
            <text:p>0</text:p>
          </table:table-cell>
          <table:table-cell table:formula="of:=[.K176]/[.$A$175]" office:value-type="float" office:value="0.310344827586207" calcext:value-type="float">
            <text:p>0,3103448276</text:p>
          </table:table-cell>
          <table:table-cell table:formula="of:=[.L176]/[.$A$175]" office:value-type="float" office:value="0" calcext:value-type="float">
            <text:p>0</text:p>
          </table:table-cell>
          <table:table-cell table:formula="of:=[.M176]/[.$A$175]" office:value-type="float" office:value="0.0804597701149425" calcext:value-type="float">
            <text:p>0,0804597701</text:p>
          </table:table-cell>
          <table:table-cell table:formula="of:=[.N176]/[.$A$175]" office:value-type="float" office:value="0.0344827586206897" calcext:value-type="float">
            <text:p>0,0344827586</text:p>
          </table:table-cell>
          <table:table-cell table:formula="of:=[.O176]/[.$A$175]" office:value-type="float" office:value="0.0229885057471264" calcext:value-type="float">
            <text:p>0,0229885057</text:p>
          </table:table-cell>
          <table:table-cell table:formula="of:=[.P176]/[.$A$175]" office:value-type="float" office:value="0" calcext:value-type="float">
            <text:p>0</text:p>
          </table:table-cell>
          <table:table-cell table:formula="of:=[.Q176]/[.$A$175]" office:value-type="float" office:value="0.028735632183908" calcext:value-type="float">
            <text:p>0,0287356322</text:p>
          </table:table-cell>
          <table:table-cell table:formula="of:=[.R176]/[.$A$175]" office:value-type="float" office:value="0" calcext:value-type="float">
            <text:p>0</text:p>
          </table:table-cell>
          <table:table-cell table:formula="of:=[.S176]/[.$A$175]" office:value-type="float" office:value="0" calcext:value-type="float">
            <text:p>0</text:p>
          </table:table-cell>
          <table:table-cell table:formula="of:=[.T176]/[.$A$175]" office:value-type="float" office:value="0" calcext:value-type="float">
            <text:p>0</text:p>
          </table:table-cell>
          <table:table-cell table:formula="of:=[.U176]/[.$A$175]" office:value-type="float" office:value="0" calcext:value-type="float">
            <text:p>0</text:p>
          </table:table-cell>
          <table:table-cell table:formula="of:=[.V176]/[.$A$175]" office:value-type="float" office:value="0" calcext:value-type="float">
            <text:p>0</text:p>
          </table:table-cell>
          <table:table-cell table:formula="of:=[.W176]/[.$A$175]" office:value-type="float" office:value="0" calcext:value-type="float">
            <text:p>0</text:p>
          </table:table-cell>
          <table:table-cell table:formula="of:=[.X176]/[.$A$175]" office:value-type="float" office:value="0.0114942528735632" calcext:value-type="float">
            <text:p>0,0114942529</text:p>
          </table:table-cell>
          <table:table-cell table:formula="of:=[.Y176]/[.$A$175]" office:value-type="float" office:value="0.229885057471264" calcext:value-type="float">
            <text:p>0,2298850575</text:p>
          </table:table-cell>
          <table:table-cell table:formula="of:=[.Z176]/[.$A$175]" office:value-type="float" office:value="0" calcext:value-type="float">
            <text:p>0</text:p>
          </table:table-cell>
          <table:table-cell table:formula="of:=[.AA176]/[.$A$175]" office:value-type="float" office:value="0.126436781609195" calcext:value-type="float">
            <text:p>0,1264367816</text:p>
          </table:table-cell>
          <table:table-cell table:formula="of:=[.AB176]/[.$A$175]" office:value-type="float" office:value="0.00574712643678161" calcext:value-type="float">
            <text:p>0,0057471264</text:p>
          </table:table-cell>
          <table:table-cell table:formula="of:=[.AC176]/[.$A$175]" office:value-type="float" office:value="0.00574712643678161" calcext:value-type="float">
            <text:p>0,0057471264</text:p>
          </table:table-cell>
          <table:table-cell table:formula="of:=[.AD176]/[.$A$175]" office:value-type="float" office:value="0" calcext:value-type="float">
            <text:p>0</text:p>
          </table:table-cell>
          <table:table-cell table:formula="of:=[.AE176]/[.$A$17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E179]/[.F179]" office:value-type="float" office:value="11.2857142857143" calcext:value-type="float">
            <text:p>11,29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E181]/[.F181]" office:value-type="float" office:value="10.8333333333333" calcext:value-type="float">
            <text:p>10,8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E182]/[.F182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E183]/[.F183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E184]/[.F184]" office:value-type="float" office:value="11.0833333333333" calcext:value-type="float">
            <text:p>11,0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E185]/[.F185]" office:value-type="float" office:value="10.2571428571429" calcext:value-type="float">
            <text:p>10,2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E187]/[.F187]" office:value-type="float" office:value="10.8333333333333" calcext:value-type="float">
            <text:p>10,8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E188]/[.F188]" office:value-type="float" office:value="12" calcext:value-type="float">
            <text:p>12,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E189]/[.F189]" office:value-type="float" office:value="10" calcext:value-type="float">
            <text:p>1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E190]/[.F190]" office:value-type="float" office:value="18.1818181818182" calcext:value-type="float">
            <text:p>18,1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E191]/[.F191]" office:value-type="float" office:value="16.6666666666667" calcext:value-type="float">
            <text:p>16,6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E192]/[.F192]" office:value-type="float" office:value="10.0887878787879" calcext:value-type="float">
            <text:p>10,09</text:p>
          </table:table-cell>
          <table:table-cell table:style-name="ce2" office:value-type="float" office:value="332.93" calcext:value-type="float">
            <text:p>333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E193]/[.F193]" office:value-type="float" office:value="27.5" calcext:value-type="float">
            <text:p>27,50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E194]/[.F194]" office:value-type="float" office:value="6.70175438596491" calcext:value-type="float">
            <text:p>6,70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E195]/[.F195]" office:value-type="float" office:value="13.3333333333333" calcext:value-type="float">
            <text:p>13,3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E196]/[.F196]" office:value-type="float" office:value="18.1818181818182" calcext:value-type="float">
            <text:p>18,1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E197]/[.F197]" office:value-type="float" office:value="12.0967741935484" calcext:value-type="float">
            <text:p>12,10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E198]/[.F198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E199]/[.F199]" office:value-type="float" office:value="10.2571428571429" calcext:value-type="float">
            <text:p>10,2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[.E200]/[.F200]" office:value-type="float" office:value="11.4285714285714" calcext:value-type="float">
            <text:p>11,4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E201]/[.F201]" office:value-type="float" office:value="11.5" calcext:value-type="float">
            <text:p>11,5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E203]/[.F203]" office:value-type="float" office:value="9.74358974358974" calcext:value-type="float">
            <text:p>9,7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E204]/[.F204]" office:value-type="float" office:value="11.1111111111111" calcext:value-type="float">
            <text:p>11,11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[.E205]/[.F205]" office:value-type="float" office:value="5.73770491803279" calcext:value-type="float">
            <text:p>5,74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E206]/[.F206]" office:value-type="float" office:value="16.6666666666667" calcext:value-type="float">
            <text:p>16,6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E207]/[.F207]" office:value-type="float" office:value="11.948" calcext:value-type="float">
            <text:p>11,95</text:p>
          </table:table-cell>
          <table:table-cell table:style-name="ce2" office:value-type="float" office:value="298.7" calcext:value-type="float">
            <text:p>299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E208]/[.F208]" office:value-type="float" office:value="10" calcext:value-type="float">
            <text:p>10,0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E209]/[.F209]" office:value-type="float" office:value="11.5" calcext:value-type="float">
            <text:p>11,50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E210]/[.F210]" office:value-type="float" office:value="12.1666666666667" calcext:value-type="float">
            <text:p>12,17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E211]/[.F211]" office:value-type="float" office:value="11.0833333333333" calcext:value-type="float">
            <text:p>11,0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E212]/[.F212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[.E213]/[.F213]" office:value-type="float" office:value="14.2857142857143" calcext:value-type="float">
            <text:p>14,2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E214]/[.F214]" office:value-type="float" office:value="12.648064516129" calcext:value-type="float">
            <text:p>12,65</text:p>
          </table:table-cell>
          <table:table-cell table:style-name="ce2" office:value-type="float" office:value="392.09" calcext:value-type="float">
            <text:p>392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E215]/[.F215]" office:value-type="float" office:value="5.42857142857143" calcext:value-type="float">
            <text:p>5,43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E216]/[.F216]" office:value-type="float" office:value="14.2857142857143" calcext:value-type="float">
            <text:p>14,2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formula="of:=[.E218]/[.F218]" office:value-type="float" office:value="10.4477611940299" calcext:value-type="float">
            <text:p>10,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formula="of:=[.E219]/[.F219]" office:value-type="float" office:value="12.5925925925926" calcext:value-type="float">
            <text:p>12,59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formula="of:=[.E220]/[.F220]" office:value-type="float" office:value="9.71014492753623" calcext:value-type="float">
            <text:p>9,71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formula="of:=[.E221]/[.F221]" office:value-type="float" office:value="10.952380952381" calcext:value-type="float">
            <text:p>10,95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[.E222]/[.F222]" office:value-type="float" office:value="16.5" calcext:value-type="float">
            <text:p>16,5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formula="of:=[.E223]/[.F223]" office:value-type="float" office:value="12.3478260869565" calcext:value-type="float">
            <text:p>12,35</text:p>
          </table:table-cell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formula="of:=[.E224]/[.F224]" office:value-type="float" office:value="8.19738095238095" calcext:value-type="float">
            <text:p>8,20</text:p>
          </table:table-cell>
          <table:table-cell table:style-name="ce2" office:value-type="float" office:value="688.58" calcext:value-type="float">
            <text:p>689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formula="of:=[.E225]/[.F225]" office:value-type="float" office:value="10.2941176470588" calcext:value-type="float">
            <text:p>10,2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formula="of:=[.E226]/[.F226]" office:value-type="float" office:value="11.5833333333333" calcext:value-type="float">
            <text:p>11,58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formula="of:=[.E227]/[.F227]" office:value-type="float" office:value="12.3636363636364" calcext:value-type="float">
            <text:p>12,36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[.E228]/[.F228]" office:value-type="float" office:value="13.2" calcext:value-type="float">
            <text:p>13,20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formula="of:=[.E229]/[.F229]" office:value-type="float" office:value="7.72222222222222" calcext:value-type="float">
            <text:p>7,72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E230]/[.F230]" office:value-type="float" office:value="11.6666666666667" calcext:value-type="float">
            <text:p>11,67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[.E231]/[.F231]" office:value-type="float" office:value="10.1470588235294" calcext:value-type="float">
            <text:p>10,15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formula="of:=[.E232]/[.F232]" office:value-type="float" office:value="14" calcext:value-type="float">
            <text:p>14,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formula="of:=[.E233]/[.F233]" office:value-type="float" office:value="12.7272727272727" calcext:value-type="float">
            <text:p>12,73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formula="of:=[.E234]/[.F234]" office:value-type="float" office:value="11.4583333333333" calcext:value-type="float">
            <text:p>11,4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formula="of:=[.E235]/[.F235]" office:value-type="float" office:value="16.25" calcext:value-type="float">
            <text:p>16,25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E236]/[.F236]" office:value-type="float" office:value="12.5" calcext:value-type="float">
            <text:p>12,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formula="of:=[.E237]/[.F237]" office:value-type="float" office:value="9.23076923076923" calcext:value-type="float">
            <text:p>9,2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formula="of:=[.E238]/[.F238]" office:value-type="float" office:value="9.61538461538462" calcext:value-type="float">
            <text:p>9,6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formula="of:=[.E239]/[.F239]" office:value-type="float" office:value="14.2105263157895" calcext:value-type="float">
            <text:p>14,21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table:formula="of:=[.E240]/[.F240]" office:value-type="float" office:value="12.7906976744186" calcext:value-type="float">
            <text:p>12,79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formula="of:=[.E241]/[.F241]" office:value-type="float" office:value="16.5" calcext:value-type="float">
            <text:p>16,5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formula="of:=[.E242]/[.F242]" office:value-type="float" office:value="11.8" calcext:value-type="float">
            <text:p>11,8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formula="of:=[.E243]/[.F243]" office:value-type="float" office:value="14.3" calcext:value-type="float">
            <text:p>14,30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formula="of:=[.E244]/[.F244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E245]/[.F245]" office:value-type="float" office:value="10" calcext:value-type="float">
            <text:p>1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[.E246]/[.F246]" office:value-type="float" office:value="12.6923076923077" calcext:value-type="float">
            <text:p>12,69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[.E247]/[.F247]" office:value-type="float" office:value="8.976" calcext:value-type="float">
            <text:p>8,98</text:p>
          </table:table-cell>
          <table:table-cell table:style-name="ce2" office:value-type="float" office:value="1122" calcext:value-type="float">
            <text:p>1122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formula="of:=[.E248]/[.F248]" office:value-type="float" office:value="16.8765441176471" calcext:value-type="float">
            <text:p>16,88</text:p>
          </table:table-cell>
          <table:table-cell table:style-name="ce2" office:value-type="float" office:value="2295.21" calcext:value-type="float">
            <text:p>2295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formula="of:=[.E249]/[.F249]" office:value-type="float" office:value="16.3924050632911" calcext:value-type="float">
            <text:p>16,39</text:p>
          </table:table-cell>
          <table:table-cell table:style-name="ce2" office:value-type="float" office:value="1295" calcext:value-type="float">
            <text:p>1295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formula="of:=[.E250]/[.F250]" office:value-type="float" office:value="17.6" calcext:value-type="float">
            <text:p>17,6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formula="of:=[.E251]/[.F251]" office:value-type="float" office:value="13.3626373626374" calcext:value-type="float">
            <text:p>13,36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E252]/[.F252]" office:value-type="float" office:value="11.6892134831461" calcext:value-type="float">
            <text:p>11,69</text:p>
          </table:table-cell>
          <table:table-cell table:style-name="ce2" office:value-type="float" office:value="1040.34" calcext:value-type="float">
            <text:p>1040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formula="of:=[.E253]/[.F253]" office:value-type="float" office:value="14.6153846153846" calcext:value-type="float">
            <text:p>14,62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formula="of:=[.E254]/[.F254]" office:value-type="float" office:value="13.2222222222222" calcext:value-type="float">
            <text:p>13,22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table:formula="of:=[.E255]/[.F255]" office:value-type="float" office:value="10.6" calcext:value-type="float">
            <text:p>10,60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formula="of:=[.E257]/[.F257]" office:value-type="float" office:value="14.8571428571429" calcext:value-type="float">
            <text:p>14,86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table:formula="of:=[.E258]/[.F258]" office:value-type="float" office:value="5" calcext:value-type="float">
            <text:p>5,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formula="of:=[.E260]/[.F260]" office:value-type="float" office:value="18.1818181818182" calcext:value-type="float">
            <text:p>18,18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E261]/[.F261]" office:value-type="float" office:value="14.1509433962264" calcext:value-type="float">
            <text:p>14,1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[.E262]/[.F262]" office:value-type="float" office:value="8.83333333333333" calcext:value-type="float">
            <text:p>8,83</text:p>
          </table:table-cell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table:formula="of:=[.E263]/[.F263]" office:value-type="float" office:value="20" calcext:value-type="float">
            <text:p>2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formula="of:=[.E264]/[.F264]" office:value-type="float" office:value="15" calcext:value-type="float">
            <text:p>15,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E265]/[.F265]" office:value-type="float" office:value="11.4142857142857" calcext:value-type="float">
            <text:p>11,41</text:p>
          </table:table-cell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[.E266]/[.F266]" office:value-type="float" office:value="10" calcext:value-type="float">
            <text:p>10,00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formula="of:=[.E267]/[.F267]" office:value-type="float" office:value="15.2" calcext:value-type="float">
            <text:p>15,2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formula="of:=[.E268]/[.F268]" office:value-type="float" office:value="20" calcext:value-type="float">
            <text:p>2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formula="of:=[.E269]/[.F269]" office:value-type="float" office:value="11.6279069767442" calcext:value-type="float">
            <text:p>11,6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formula="of:=[.E270]/[.F270]" office:value-type="float" office:value="12.987012987013" calcext:value-type="float">
            <text:p>12,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table:formula="of:=[.E271]/[.F271]" office:value-type="float" office:value="12.741935483871" calcext:value-type="float">
            <text:p>12,7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E272]/[.F272]" office:value-type="float" office:value="8.625" calcext:value-type="float">
            <text:p>8,63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formula="of:=[.E273]/[.F273]" office:value-type="float" office:value="13.9806422018349" calcext:value-type="float">
            <text:p>13,98</text:p>
          </table:table-cell>
          <table:table-cell table:style-name="ce2" office:value-type="float" office:value="1523.89" calcext:value-type="float">
            <text:p>1524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formula="of:=[.E274]/[.F274]" office:value-type="float" office:value="12.7272727272727" calcext:value-type="float">
            <text:p>12,73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E275]/[.F275]" office:value-type="float" office:value="11.5833333333333" calcext:value-type="float">
            <text:p>11,58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table:formula="of:=[.E276]/[.F276]" office:value-type="float" office:value="10" calcext:value-type="float">
            <text:p>10,0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table:formula="of:=[.E277]/[.F277]" office:value-type="float" office:value="10" calcext:value-type="float">
            <text:p>10,0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E278]/[.F278]" office:value-type="float" office:value="13" calcext:value-type="float">
            <text:p>13,0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formula="of:=[.E279]/[.F279]" office:value-type="float" office:value="15" calcext:value-type="float">
            <text:p>15,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table:formula="of:=[.E280]/[.F280]" office:value-type="float" office:value="14.1333333333333" calcext:value-type="float">
            <text:p>14,1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table:formula="of:=[.E281]/[.F281]" office:value-type="float" office:value="10.9333333333333" calcext:value-type="float">
            <text:p>10,93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[.E282]/[.F282]" office:value-type="float" office:value="10.6" calcext:value-type="float">
            <text:p>10,60</text:p>
          </table:table-cell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formula="of:=[.E283]/[.F283]" office:value-type="float" office:value="11.5714285714286" calcext:value-type="float">
            <text:p>11,57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formula="of:=[.E284]/[.F284]" office:value-type="float" office:value="8.86813186813187" calcext:value-type="float">
            <text:p>8,87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table:formula="of:=[.E285]/[.F285]" office:value-type="float" office:value="13.0597014925373" calcext:value-type="float">
            <text:p>13,06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251.31" calcext:value-type="float">
            <text:p>251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table:formula="of:=[.E287]/[.F287]" office:value-type="float" office:value="18.169014084507" calcext:value-type="float">
            <text:p>18,17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[.E288]/[.F288]" office:value-type="float" office:value="9.42307692307692" calcext:value-type="float">
            <text:p>9,42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formula="of:=[.E289]/[.F289]" office:value-type="float" office:value="12.9347826086957" calcext:value-type="float">
            <text:p>12,93</text:p>
          </table:table-cell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[.E290]/[.F290]" office:value-type="float" office:value="12.5" calcext:value-type="float">
            <text:p>12,5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table:formula="of:=[.E291]/[.F291]" office:value-type="float" office:value="13.0597014925373" calcext:value-type="float">
            <text:p>13,06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formula="of:=[.E293]/[.F293]" office:value-type="float" office:value="16" calcext:value-type="float">
            <text:p>16,00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table:formula="of:=[.E294]/[.F294]" office:value-type="float" office:value="12.5" calcext:value-type="float">
            <text:p>12,50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table:formula="of:=[.E295]/[.F295]" office:value-type="float" office:value="10.2121212121212" calcext:value-type="float">
            <text:p>10,21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formula="of:=[.E296]/[.F296]" office:value-type="float" office:value="11.6129032258065" calcext:value-type="float">
            <text:p>11,61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formula="of:=[.E297]/[.F297]" office:value-type="float" office:value="11.6129032258065" calcext:value-type="float">
            <text:p>11,61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E298]/[.F298]" office:value-type="float" office:value="14.1509433962264" calcext:value-type="float">
            <text:p>14,1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E299]/[.F299]" office:value-type="float" office:value="14.3333333333333" calcext:value-type="float">
            <text:p>14,33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formula="of:=[.E300]/[.F300]" office:value-type="float" office:value="10" calcext:value-type="float">
            <text:p>10,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formula="of:=[.E301]/[.F301]" office:value-type="float" office:value="10.4166666666667" calcext:value-type="float">
            <text:p>10,42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formula="of:=[.E302]/[.F302]" office:value-type="float" office:value="12.15" calcext:value-type="float">
            <text:p>12,15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formula="of:=[.E303]/[.F303]" office:value-type="float" office:value="13.4259259259259" calcext:value-type="float">
            <text:p>13,43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table:formula="of:=[.E304]/[.F304]" office:value-type="float" office:value="16.4285714285714" calcext:value-type="float">
            <text:p>16,43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table:formula="of:=[.E305]/[.F305]" office:value-type="float" office:value="10.2941176470588" calcext:value-type="float">
            <text:p>10,2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formula="of:=[.E306]/[.F306]" office:value-type="float" office:value="12.5" calcext:value-type="float">
            <text:p>12,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table:formula="of:=[.E307]/[.F307]" office:value-type="float" office:value="15.3409090909091" calcext:value-type="float">
            <text:p>15,34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formula="of:=[.E308]/[.F308]" office:value-type="float" office:value="10.1612903225806" calcext:value-type="float">
            <text:p>10,16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formula="of:=[.E309]/[.F309]" office:value-type="float" office:value="3.2" calcext:value-type="float">
            <text:p>3,2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formula="of:=[.E310]/[.F310]" office:value-type="float" office:value="14.6666666666667" calcext:value-type="float">
            <text:p>14,67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formula="of:=[.E311]/[.F311]" office:value-type="float" office:value="15.1162790697674" calcext:value-type="float">
            <text:p>15,12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formula="of:=[.E312]/[.F312]" office:value-type="float" office:value="12.5" calcext:value-type="float">
            <text:p>12,5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[.E313]/[.F313]" office:value-type="float" office:value="15.952380952381" calcext:value-type="float">
            <text:p>15,95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formula="of:=[.E314]/[.F314]" office:value-type="float" office:value="12.6506024096386" calcext:value-type="float">
            <text:p>12,65</text:p>
          </table:table-cell>
          <table:table-cell table:style-name="ce2" office:value-type="float" office:value="1050" calcext:value-type="float">
            <text:p>1050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table:formula="of:=[.E315]/[.F315]" office:value-type="float" office:value="12.987012987013" calcext:value-type="float">
            <text:p>12,9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[.E316]/[.F316]" office:value-type="float" office:value="13.2352941176471" calcext:value-type="float">
            <text:p>13,24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table:formula="of:=[.E317]/[.F317]" office:value-type="float" office:value="17.1111111111111" calcext:value-type="float">
            <text:p>17,11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table:formula="of:=[.E318]/[.F318]" office:value-type="float" office:value="14.1333333333333" calcext:value-type="float">
            <text:p>14,1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formula="of:=[.E319]/[.F319]" office:value-type="float" office:value="10.5205479452055" calcext:value-type="float">
            <text:p>10,52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table:formula="of:=[.E320]/[.F320]" office:value-type="float" office:value="10.9333333333333" calcext:value-type="float">
            <text:p>10,93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formula="of:=[.E321]/[.F321]" office:value-type="float" office:value="16.5" calcext:value-type="float">
            <text:p>16,5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formula="of:=[.E322]/[.F322]" office:value-type="float" office:value="11.75" calcext:value-type="float">
            <text:p>11,75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formula="of:=[.E323]/[.F323]" office:value-type="float" office:value="17.6" calcext:value-type="float">
            <text:p>17,6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formula="of:=[.E324]/[.F324]" office:value-type="float" office:value="10.625" calcext:value-type="float">
            <text:p>10,63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formula="of:=[.E325]/[.F325]" office:value-type="float" office:value="10.4821428571429" calcext:value-type="float">
            <text:p>10,48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formula="of:=[.E326]/[.F326]" office:value-type="float" office:value="16.8765441176471" calcext:value-type="float">
            <text:p>16,88</text:p>
          </table:table-cell>
          <table:table-cell table:style-name="ce2" office:value-type="float" office:value="2295.21" calcext:value-type="float">
            <text:p>2295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table:formula="of:=[.E327]/[.F327]" office:value-type="float" office:value="10.5263157894737" calcext:value-type="float">
            <text:p>10,5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table:formula="of:=[.E328]/[.F328]" office:value-type="float" office:value="15.2040816326531" calcext:value-type="float">
            <text:p>15,20</text:p>
          </table:table-cell>
          <table:table-cell table:style-name="ce2" office:value-type="float" office:value="1490" calcext:value-type="float">
            <text:p>1490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formula="of:=[.E329]/[.F329]" office:value-type="float" office:value="12.72" calcext:value-type="float">
            <text:p>12,72</text:p>
          </table:table-cell>
          <table:table-cell table:style-name="ce2" office:value-type="float" office:value="1590" calcext:value-type="float">
            <text:p>159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table:formula="of:=[.E330]/[.F330]" office:value-type="float" office:value="11.7204301075269" calcext:value-type="float">
            <text:p>11,72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table:formula="of:=[.E331]/[.F331]" office:value-type="float" office:value="12.6923076923077" calcext:value-type="float">
            <text:p>12,69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table:formula="of:=[.E332]/[.F332]" office:value-type="float" office:value="11.3333333333333" calcext:value-type="float">
            <text:p>11,33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formula="of:=[.E333]/[.F333]" office:value-type="float" office:value="11.1791044776119" calcext:value-type="float">
            <text:p>11,18</text:p>
          </table:table-cell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[.E334]/[.F334]" office:value-type="float" office:value="11.6666666666667" calcext:value-type="float">
            <text:p>11,67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table:formula="of:=[.E335]/[.F335]" office:value-type="float" office:value="19" calcext:value-type="float">
            <text:p>19,0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formula="of:=[.E336]/[.F336]" office:value-type="float" office:value="7.11111111111111" calcext:value-type="float">
            <text:p>7,11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formula="of:=[.E337]/[.F337]" office:value-type="float" office:value="9.31034482758621" calcext:value-type="float">
            <text:p>9,31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[.E338]/[.F338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formula="of:=[.E339]/[.F339]" office:value-type="float" office:value="13.3333333333333" calcext:value-type="float">
            <text:p>13,33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formula="of:=[.E340]/[.F340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formula="of:=[.E341]/[.F341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formula="of:=[.E342]/[.F342]" office:value-type="float" office:value="14.5333333333333" calcext:value-type="float">
            <text:p>14,53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formula="of:=[.E343]/[.F343]" office:value-type="float" office:value="11.8" calcext:value-type="float">
            <text:p>11,80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formula="of:=[.E344]/[.F344]" office:value-type="float" office:value="8.75" calcext:value-type="float">
            <text:p>8,75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formula="of:=[.E345]/[.F345]" office:value-type="float" office:value="12" calcext:value-type="float">
            <text:p>12,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[.E346]/[.F346]" office:value-type="float" office:value="13.2692307692308" calcext:value-type="float">
            <text:p>13,27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E347]/[.F347]" office:value-type="float" office:value="10" calcext:value-type="float">
            <text:p>10,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table:formula="of:=[.E348]/[.F348]" office:value-type="float" office:value="10.559014084507" calcext:value-type="float">
            <text:p>10,56</text:p>
          </table:table-cell>
          <table:table-cell table:style-name="ce2" office:value-type="float" office:value="749.69" calcext:value-type="float">
            <text:p>750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formula="of:=[.E349]/[.F349]" office:value-type="float" office:value="13.4357142857143" calcext:value-type="float">
            <text:p>13,44</text:p>
          </table:table-cell>
          <table:table-cell table:style-name="ce2" office:value-type="float" office:value="376.2" calcext:value-type="float">
            <text:p>376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table:formula="of:=[.E350]/[.F350]" office:value-type="float" office:value="16" calcext:value-type="float">
            <text:p>16,00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table:formula="of:=[.E351]/[.F351]" office:value-type="float" office:value="16.5" calcext:value-type="float">
            <text:p>16,50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formula="of:=[.E352]/[.F352]" office:value-type="float" office:value="11.6279069767442" calcext:value-type="float">
            <text:p>11,6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formula="of:=[.E353]/[.F353]" office:value-type="float" office:value="12.9508196721311" calcext:value-type="float">
            <text:p>12,95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  <table:table-cell table:formula="of:=[.E354]/[.F354]" office:value-type="float" office:value="9.49647058823529" calcext:value-type="float">
            <text:p>9,50</text:p>
          </table:table-cell>
          <table:table-cell table:style-name="ce2" office:value-type="float" office:value="322.88" calcext:value-type="float">
            <text:p>32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table:formula="of:=[.E355]/[.F355]" office:value-type="float" office:value="13.0952380952381" calcext:value-type="float">
            <text:p>13,1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table:formula="of:=[.E356]/[.F356]" office:value-type="float" office:value="13.0952380952381" calcext:value-type="float">
            <text:p>13,1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formula="of:=[.E357]/[.F357]" office:value-type="float" office:value="11.7450980392157" calcext:value-type="float">
            <text:p>11,75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  <table:table-cell table:formula="of:=[.E358]/[.F358]" office:value-type="float" office:value="12.2222222222222" calcext:value-type="float">
            <text:p>12,22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formula="of:=[.E359]/[.F359]" office:value-type="float" office:value="16.6666666666667" calcext:value-type="float">
            <text:p>16,67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formula="of:=[.E360]/[.F360]" office:value-type="float" office:value="17.4" calcext:value-type="float">
            <text:p>17,40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formula="of:=[.E361]/[.F361]" office:value-type="float" office:value="11.5" calcext:value-type="float">
            <text:p>11,50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formula="of:=[.E362]/[.F362]" office:value-type="float" office:value="9.14634146341463" calcext:value-type="float">
            <text:p>9,1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formula="of:=[.E363]/[.F363]" office:value-type="float" office:value="18.7183098591549" calcext:value-type="float">
            <text:p>18,72</text:p>
          </table:table-cell>
          <table:table-cell table:style-name="ce2" office:value-type="float" office:value="1329" calcext:value-type="float">
            <text:p>1329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[.E364]/[.F364]" office:value-type="float" office:value="12.1428571428571" calcext:value-type="float">
            <text:p>12,14</text:p>
          </table:table-cell>
          <table:table-cell table:style-name="ce2" office:value-type="float" office:value="1190" calcext:value-type="float">
            <text:p>1190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table:formula="of:=[.E365]/[.F365]" office:value-type="float" office:value="13.3870967741935" calcext:value-type="float">
            <text:p>13,39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  <table:table-cell table:formula="of:=[.E366]/[.F366]" office:value-type="float" office:value="14" calcext:value-type="float">
            <text:p>14,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formula="of:=[.E367]/[.F367]" office:value-type="float" office:value="14.7234042553192" calcext:value-type="float">
            <text:p>14,72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table:formula="of:=[.E368]/[.F368]" office:value-type="float" office:value="10.5555555555556" calcext:value-type="float">
            <text:p>10,56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table:formula="of:=[.E369]/[.F369]" office:value-type="float" office:value="18.75" calcext:value-type="float">
            <text:p>18,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formula="of:=[.E370]/[.F370]" office:value-type="float" office:value="17.6" calcext:value-type="float">
            <text:p>17,60</text:p>
          </table:table-cell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[.E371]/[.F371]" office:value-type="float" office:value="11.1124390243902" calcext:value-type="float">
            <text:p>11,11</text:p>
          </table:table-cell>
          <table:table-cell table:style-name="ce2" office:value-type="float" office:value="455.61" calcext:value-type="float">
            <text:p>45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table:formula="of:=[.E372]/[.F372]" office:value-type="float" office:value="12.4137931034483" calcext:value-type="float">
            <text:p>12,41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formula="of:=[.E373]/[.F373]" office:value-type="float" office:value="10.5" calcext:value-type="float">
            <text:p>10,5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table:formula="of:=[.E374]/[.F374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formula="of:=[.E375]/[.F375]" office:value-type="float" office:value="16.8765441176471" calcext:value-type="float">
            <text:p>16,88</text:p>
          </table:table-cell>
          <table:table-cell table:style-name="ce2" office:value-type="float" office:value="2295.21" calcext:value-type="float">
            <text:p>2295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formula="of:=[.E376]/[.F376]" office:value-type="float" office:value="11.1290322580645" calcext:value-type="float">
            <text:p>11,13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formula="of:=[.E377]/[.F377]" office:value-type="float" office:value="14.1509433962264" calcext:value-type="float">
            <text:p>14,15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formula="of:=[.E378]/[.F378]" office:value-type="float" office:value="14.6551724137931" calcext:value-type="float">
            <text:p>14,66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formula="of:=[.E379]/[.F379]" office:value-type="float" office:value="12.6923076923077" calcext:value-type="float">
            <text:p>12,69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formula="of:=[.E380]/[.F380]" office:value-type="float" office:value="10.4821428571429" calcext:value-type="float">
            <text:p>10,48</text:p>
          </table:table-cell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  <table:table-cell table:formula="of:=[.E381]/[.F381]" office:value-type="float" office:value="12.6666666666667" calcext:value-type="float">
            <text:p>12,67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formula="of:=[.E382]/[.F382]" office:value-type="float" office:value="14.1176470588235" calcext:value-type="float">
            <text:p>14,12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table:formula="of:=[.E383]/[.F383]" office:value-type="float" office:value="15.75" calcext:value-type="float">
            <text:p>15,75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formula="of:=[.E384]/[.F384]" office:value-type="float" office:value="10.5" calcext:value-type="float">
            <text:p>10,5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formula="of:=[.E385]/[.F385]" office:value-type="float" office:value="9.97142857142857" calcext:value-type="float">
            <text:p>9,97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table:formula="of:=[.E386]/[.F386]" office:value-type="float" office:value="13.6363636363636" calcext:value-type="float">
            <text:p>13,64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formula="of:=[.E387]/[.F387]" office:value-type="float" office:value="11.4" calcext:value-type="float">
            <text:p>11,4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formula="of:=[.E388]/[.F388]" office:value-type="float" office:value="10.7272727272727" calcext:value-type="float">
            <text:p>10,73</text:p>
          </table:table-cell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formula="of:=[.E389]/[.F389]" office:value-type="float" office:value="11.4545454545455" calcext:value-type="float">
            <text:p>11,45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formula="of:=[.E390]/[.F390]" office:value-type="float" office:value="15.8" calcext:value-type="float">
            <text:p>15,8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table:formula="of:=[.E391]/[.F391]" office:value-type="float" office:value="9.25373134328358" calcext:value-type="float">
            <text:p>9,25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formula="of:=[.E392]/[.F392]" office:value-type="float" office:value="15.8" calcext:value-type="float">
            <text:p>15,80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formula="of:=[.E393]/[.F393]" office:value-type="float" office:value="14.1379310344828" calcext:value-type="float">
            <text:p>14,14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formula="of:=[.E394]/[.F394]" office:value-type="float" office:value="13.3928571428571" calcext:value-type="float">
            <text:p>13,39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formula="of:=[.E395]/[.F395]" office:value-type="float" office:value="9.25373134328358" calcext:value-type="float">
            <text:p>9,25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formula="of:=[.E396]/[.F396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[.E397]/[.F397]" office:value-type="float" office:value="10.625" calcext:value-type="float">
            <text:p>10,63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formula="of:=[.E398]/[.F398]" office:value-type="float" office:value="14.2857142857143" calcext:value-type="float">
            <text:p>14,29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formula="of:=[.E399]/[.F399]" office:value-type="float" office:value="13.013698630137" calcext:value-type="float">
            <text:p>13,01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formula="of:=[.E400]/[.F400]" office:value-type="float" office:value="12.9508196721311" calcext:value-type="float">
            <text:p>12,95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table:formula="of:=[.E401]/[.F401]" office:value-type="float" office:value="14.7727272727273" calcext:value-type="float">
            <text:p>14,77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[.E402]/[.F402]" office:value-type="float" office:value="11" calcext:value-type="float">
            <text:p>11,00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formula="of:=[.E403]/[.F403]" office:value-type="float" office:value="15.6666666666667" calcext:value-type="float">
            <text:p>15,67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E404]/[.F404]" office:value-type="float" office:value="16.0344827586207" calcext:value-type="float">
            <text:p>16,03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table:formula="of:=[.E405]/[.F405]" office:value-type="float" office:value="16.5151515151515" calcext:value-type="float">
            <text:p>16,52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  <table:table-cell table:formula="of:=[.E406]/[.F406]" office:value-type="float" office:value="14.6296296296296" calcext:value-type="float">
            <text:p>14,63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table:formula="of:=[.E407]/[.F407]" office:value-type="float" office:value="15" calcext:value-type="float">
            <text:p>15,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table:formula="of:=[.E408]/[.F408]" office:value-type="float" office:value="13.0666666666667" calcext:value-type="float">
            <text:p>13,07</text:p>
          </table:table-cell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formula="of:=[.E409]/[.F409]" office:value-type="float" office:value="12.5396825396825" calcext:value-type="float">
            <text:p>12,54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table:formula="of:=[.E410]/[.F410]" office:value-type="float" office:value="10.2857142857143" calcext:value-type="float">
            <text:p>10,29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formula="of:=[.E411]/[.F411]" office:value-type="float" office:value="15" calcext:value-type="float">
            <text:p>15,0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table:formula="of:=[.E412]/[.F412]" office:value-type="float" office:value="7.03406779661017" calcext:value-type="float">
            <text:p>7,03</text:p>
          </table:table-cell>
          <table:table-cell table:style-name="ce2" office:value-type="float" office:value="415.01" calcext:value-type="float">
            <text:p>41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42" calcext:value-type="float">
            <text:p>542</text:p>
          </table:table-cell>
          <table:table-cell office:value-type="float" office:value="1" calcext:value-type="float">
            <text:p>1</text:p>
          </table:table-cell>
          <table:table-cell table:formula="of:=[.E413]/[.F413]" office:value-type="float" office:value="15.2051282051282" calcext:value-type="float">
            <text:p>15,21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formula="of:=[.E414]/[.F414]" office:value-type="float" office:value="13" calcext:value-type="float">
            <text:p>13,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table:formula="of:=[.E415]/[.F415]" office:value-type="float" office:value="15.2051282051282" calcext:value-type="float">
            <text:p>15,21</text:p>
          </table:table-cell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table:formula="of:=[.E416]/[.F416]" office:value-type="float" office:value="13.0625" calcext:value-type="float">
            <text:p>13,06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formula="of:=[.E417]/[.F417]" office:value-type="float" office:value="12.3" calcext:value-type="float">
            <text:p>12,30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formula="of:=[.E418]/[.F418]" office:value-type="float" office:value="11.0526315789474" calcext:value-type="float">
            <text:p>11,05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formula="of:=[.E419]/[.F419]" office:value-type="float" office:value="12.3" calcext:value-type="float">
            <text:p>12,30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table:formula="of:=[.E420]/[.F420]" office:value-type="float" office:value="16.3333333333333" calcext:value-type="float">
            <text:p>16,33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51" calcext:value-type="float">
            <text:p>551</text:p>
          </table:table-cell>
          <table:table-cell office:value-type="float" office:value="1" calcext:value-type="float">
            <text:p>1</text:p>
          </table:table-cell>
          <table:table-cell table:formula="of:=[.E421]/[.F421]" office:value-type="float" office:value="16.7692307692308" calcext:value-type="float">
            <text:p>16,77</text:p>
          </table:table-cell>
          <table:table-cell table:style-name="ce2" office:value-type="float" office:value="1090" calcext:value-type="float">
            <text:p>109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formula="of:=[.E422]/[.F422]" office:value-type="float" office:value="13.1428571428571" calcext:value-type="float">
            <text:p>13,14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table:formula="of:=[.E423]/[.F423]" office:value-type="float" office:value="16.9230769230769" calcext:value-type="float">
            <text:p>16,92</text:p>
          </table:table-cell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formula="of:=[.E424]/[.F424]" office:value-type="float" office:value="15.75" calcext:value-type="float">
            <text:p>15,75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  <table:table-cell table:formula="of:=[.E425]/[.F425]" office:value-type="float" office:value="9.30666666666667" calcext:value-type="float">
            <text:p>9,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  <table:table-cell table:formula="of:=[.E426]/[.F426]" office:value-type="float" office:value="9.30666666666667" calcext:value-type="float">
            <text:p>9,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formula="of:=[.E427]/[.F427]" office:value-type="float" office:value="9.30666666666667" calcext:value-type="float">
            <text:p>9,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  <table:table-cell table:formula="of:=[.E428]/[.F428]" office:value-type="float" office:value="9.30666666666667" calcext:value-type="float">
            <text:p>9,31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E429]/[.F429]" office:value-type="float" office:value="14" calcext:value-type="float">
            <text:p>14,0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table:formula="of:=[.E430]/[.F430]" office:value-type="float" office:value="14.1666666666667" calcext:value-type="float">
            <text:p>14,17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table:formula="of:=[.E431]/[.F431]" office:value-type="float" office:value="18.3333333333333" calcext:value-type="float">
            <text:p>18,33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formula="of:=[.E432]/[.F432]" office:value-type="float" office:value="18.3333333333333" calcext:value-type="float">
            <text:p>18,33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table:formula="of:=[.E433]/[.F433]" office:value-type="float" office:value="13.6363636363636" calcext:value-type="float">
            <text:p>13,64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  <table:table-cell table:formula="of:=[.E434]/[.F434]" office:value-type="float" office:value="10.2631578947368" calcext:value-type="float">
            <text:p>10,26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table:formula="of:=[.E435]/[.F435]" office:value-type="float" office:value="14" calcext:value-type="float">
            <text:p>14,0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  <table:table-cell table:formula="of:=[.E436]/[.F436]" office:value-type="float" office:value="9.25373134328358" calcext:value-type="float">
            <text:p>9,25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formula="of:=[.E437]/[.F437]" office:value-type="float" office:value="14.4736842105263" calcext:value-type="float">
            <text:p>14,47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formula="of:=[.E438]/[.F438]" office:value-type="float" office:value="9.09090909090909" calcext:value-type="float">
            <text:p>9,0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formula="of:=[.E439]/[.F439]" office:value-type="float" office:value="9.67741935483871" calcext:value-type="float">
            <text:p>9,6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formula="of:=[.E440]/[.F440]" office:value-type="float" office:value="10.3783783783784" calcext:value-type="float">
            <text:p>10,38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formula="of:=[.E441]/[.F441]" office:value-type="float" office:value="9.67741935483871" calcext:value-type="float">
            <text:p>9,68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formula="of:=[.E442]/[.F442]" office:value-type="float" office:value="11.6666666666667" calcext:value-type="float">
            <text:p>11,67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table:formula="of:=[.E443]/[.F443]" office:value-type="float" office:value="12.7741509433962" calcext:value-type="float">
            <text:p>12,77</text:p>
          </table:table-cell>
          <table:table-cell table:style-name="ce2" office:value-type="float" office:value="677.03" calcext:value-type="float">
            <text:p>677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table:formula="of:=[.E444]/[.F444]" office:value-type="float" office:value="12.1929411764706" calcext:value-type="float">
            <text:p>12,19</text:p>
          </table:table-cell>
          <table:table-cell table:style-name="ce2" office:value-type="float" office:value="1036.4" calcext:value-type="float">
            <text:p>103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formula="of:=[.E445]/[.F445]" office:value-type="float" office:value="11.5444444444444" calcext:value-type="float">
            <text:p>11,54</text:p>
          </table:table-cell>
          <table:table-cell table:style-name="ce2" office:value-type="float" office:value="1039" calcext:value-type="float">
            <text:p>1039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formula="of:=[.E446]/[.F446]" office:value-type="float" office:value="12.5789473684211" calcext:value-type="float">
            <text:p>12,58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[.E447]/[.F447]" office:value-type="float" office:value="10.4477611940299" calcext:value-type="float">
            <text:p>10,4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formula="of:=[.E448]/[.F448]" office:value-type="float" office:value="10.7142857142857" calcext:value-type="float">
            <text:p>10,71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table:formula="of:=[.E449]/[.F449]" office:value-type="float" office:value="14.9985" calcext:value-type="float">
            <text:p>15,00</text:p>
          </table:table-cell>
          <table:table-cell table:style-name="ce2" office:value-type="float" office:value="599.94" calcext:value-type="float">
            <text:p>60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2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[.E450]/[.F450]" office:value-type="float" office:value="11.5714285714286" calcext:value-type="float">
            <text:p>11,57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formula="of:=[.E451]/[.F451]" office:value-type="float" office:value="10.4166666666667" calcext:value-type="float">
            <text:p>10,42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table:formula="of:=[.E452]/[.F452]" office:value-type="float" office:value="15.2" calcext:value-type="float">
            <text:p>15,2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formula="of:=[.E453]/[.F453]" office:value-type="float" office:value="13" calcext:value-type="float">
            <text:p>13,0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[.E454]/[.F454]" office:value-type="float" office:value="12.2222222222222" calcext:value-type="float">
            <text:p>12,22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formula="of:=[.E455]/[.F455]" office:value-type="float" office:value="11.2" calcext:value-type="float">
            <text:p>11,20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AVERAGE([.D179:.D455])" office:value-type="float" office:value="12.4264622501555" calcext:value-type="float">
            <text:p>12,43</text:p>
          </table:table-cell>
          <table:table-cell table:number-columns-repeated="2"/>
          <table:table-cell table:formula="of:=SUM([.G179:.G455])" office:value-type="float" office:value="197" calcext:value-type="float">
            <text:p>197</text:p>
          </table:table-cell>
          <table:table-cell table:formula="of:=SUM([.H179:.H455])" office:value-type="float" office:value="16" calcext:value-type="float">
            <text:p>16</text:p>
          </table:table-cell>
          <table:table-cell table:formula="of:=SUM([.I179:.I455])" office:value-type="float" office:value="12" calcext:value-type="float">
            <text:p>12</text:p>
          </table:table-cell>
          <table:table-cell table:formula="of:=SUM([.J179:.J455])" office:value-type="float" office:value="34" calcext:value-type="float">
            <text:p>34</text:p>
          </table:table-cell>
          <table:table-cell table:formula="of:=SUM([.K179:.K455])" office:value-type="float" office:value="132" calcext:value-type="float">
            <text:p>132</text:p>
          </table:table-cell>
          <table:table-cell table:formula="of:=SUM([.L179:.L455])" office:value-type="float" office:value="0" calcext:value-type="float">
            <text:p>0</text:p>
          </table:table-cell>
          <table:table-cell table:formula="of:=SUM([.M179:.M455])" office:value-type="float" office:value="1" calcext:value-type="float">
            <text:p>1</text:p>
          </table:table-cell>
          <table:table-cell table:formula="of:=SUM([.N179:.N455])" office:value-type="float" office:value="0" calcext:value-type="float">
            <text:p>0</text:p>
          </table:table-cell>
          <table:table-cell table:formula="of:=SUM([.O179:.O455])" office:value-type="float" office:value="0" calcext:value-type="float">
            <text:p>0</text:p>
          </table:table-cell>
          <table:table-cell table:formula="of:=SUM([.P179:.P455])" office:value-type="float" office:value="0" calcext:value-type="float">
            <text:p>0</text:p>
          </table:table-cell>
          <table:table-cell table:formula="of:=SUM([.Q179:.Q455])" office:value-type="float" office:value="4" calcext:value-type="float">
            <text:p>4</text:p>
          </table:table-cell>
          <table:table-cell table:formula="of:=SUM([.R179:.R455])" office:value-type="float" office:value="0" calcext:value-type="float">
            <text:p>0</text:p>
          </table:table-cell>
          <table:table-cell table:formula="of:=SUM([.S179:.S455])" office:value-type="float" office:value="1" calcext:value-type="float">
            <text:p>1</text:p>
          </table:table-cell>
          <table:table-cell table:formula="of:=SUM([.T179:.T455])" office:value-type="float" office:value="2" calcext:value-type="float">
            <text:p>2</text:p>
          </table:table-cell>
          <table:table-cell table:formula="of:=SUM([.U179:.U455])" office:value-type="float" office:value="1" calcext:value-type="float">
            <text:p>1</text:p>
          </table:table-cell>
          <table:table-cell table:formula="of:=SUM([.V179:.V455])" office:value-type="float" office:value="0" calcext:value-type="float">
            <text:p>0</text:p>
          </table:table-cell>
          <table:table-cell table:formula="of:=SUM([.W179:.W455])" office:value-type="float" office:value="0" calcext:value-type="float">
            <text:p>0</text:p>
          </table:table-cell>
          <table:table-cell table:formula="of:=SUM([.X179:.X455])" office:value-type="float" office:value="0" calcext:value-type="float">
            <text:p>0</text:p>
          </table:table-cell>
          <table:table-cell table:formula="of:=SUM([.Y179:.Y455])" office:value-type="float" office:value="0" calcext:value-type="float">
            <text:p>0</text:p>
          </table:table-cell>
          <table:table-cell table:formula="of:=SUM([.Z179:.Z455])" office:value-type="float" office:value="0" calcext:value-type="float">
            <text:p>0</text:p>
          </table:table-cell>
          <table:table-cell table:formula="of:=SUM([.AA179:.AA455])" office:value-type="float" office:value="0" calcext:value-type="float">
            <text:p>0</text:p>
          </table:table-cell>
          <table:table-cell table:formula="of:=SUM([.AB179:.AB455])" office:value-type="float" office:value="0" calcext:value-type="float">
            <text:p>0</text:p>
          </table:table-cell>
          <table:table-cell table:formula="of:=SUM([.AC179:.AC455])" office:value-type="float" office:value="0" calcext:value-type="float">
            <text:p>0</text:p>
          </table:table-cell>
          <table:table-cell table:formula="of:=SUM([.AD179:.AD455])" office:value-type="float" office:value="2" calcext:value-type="float">
            <text:p>2</text:p>
          </table:table-cell>
          <table:table-cell table:formula="of:=SUM([.AE179:.AE455])" office:value-type="float" office:value="0" calcext:value-type="float">
            <text:p>0</text:p>
          </table:table-cell>
          <table:table-cell office:value-type="string" calcext:value-type="string">
            <text:p>sums</text:p>
          </table:table-cell>
        </table:table-row>
        <table:table-row table:style-name="ro1">
          <table:table-cell table:number-columns-repeated="6"/>
          <table:table-cell table:formula="of:=[.G456]/[.$A$455]" office:value-type="float" office:value="0.711191335740072" calcext:value-type="float">
            <text:p>0,7111913357</text:p>
          </table:table-cell>
          <table:table-cell table:formula="of:=[.H456]/[.$A$455]" office:value-type="float" office:value="0.0577617328519856" calcext:value-type="float">
            <text:p>0,0577617329</text:p>
          </table:table-cell>
          <table:table-cell table:formula="of:=[.I456]/[.$A$455]" office:value-type="float" office:value="0.0433212996389892" calcext:value-type="float">
            <text:p>0,0433212996</text:p>
          </table:table-cell>
          <table:table-cell table:formula="of:=[.J456]/[.$A$455]" office:value-type="float" office:value="0.122743682310469" calcext:value-type="float">
            <text:p>0,1227436823</text:p>
          </table:table-cell>
          <table:table-cell table:formula="of:=[.K456]/[.$A$455]" office:value-type="float" office:value="0.476534296028881" calcext:value-type="float">
            <text:p>0,476534296</text:p>
          </table:table-cell>
          <table:table-cell table:formula="of:=[.L456]/[.$A$455]" office:value-type="float" office:value="0" calcext:value-type="float">
            <text:p>0</text:p>
          </table:table-cell>
          <table:table-cell table:formula="of:=[.M456]/[.$A$455]" office:value-type="float" office:value="0.0036101083032491" calcext:value-type="float">
            <text:p>0,0036101083</text:p>
          </table:table-cell>
          <table:table-cell table:formula="of:=[.N456]/[.$A$455]" office:value-type="float" office:value="0" calcext:value-type="float">
            <text:p>0</text:p>
          </table:table-cell>
          <table:table-cell table:formula="of:=[.O456]/[.$A$455]" office:value-type="float" office:value="0" calcext:value-type="float">
            <text:p>0</text:p>
          </table:table-cell>
          <table:table-cell table:formula="of:=[.P456]/[.$A$455]" office:value-type="float" office:value="0" calcext:value-type="float">
            <text:p>0</text:p>
          </table:table-cell>
          <table:table-cell table:formula="of:=[.Q456]/[.$A$455]" office:value-type="float" office:value="0.0144404332129964" calcext:value-type="float">
            <text:p>0,0144404332</text:p>
          </table:table-cell>
          <table:table-cell table:formula="of:=[.R456]/[.$A$455]" office:value-type="float" office:value="0" calcext:value-type="float">
            <text:p>0</text:p>
          </table:table-cell>
          <table:table-cell table:formula="of:=[.S456]/[.$A$455]" office:value-type="float" office:value="0.0036101083032491" calcext:value-type="float">
            <text:p>0,0036101083</text:p>
          </table:table-cell>
          <table:table-cell table:formula="of:=[.T456]/[.$A$455]" office:value-type="float" office:value="0.0072202166064982" calcext:value-type="float">
            <text:p>0,0072202166</text:p>
          </table:table-cell>
          <table:table-cell table:formula="of:=[.U456]/[.$A$455]" office:value-type="float" office:value="0.0036101083032491" calcext:value-type="float">
            <text:p>0,0036101083</text:p>
          </table:table-cell>
          <table:table-cell table:formula="of:=[.V456]/[.$A$455]" office:value-type="float" office:value="0" calcext:value-type="float">
            <text:p>0</text:p>
          </table:table-cell>
          <table:table-cell table:formula="of:=[.W456]/[.$A$455]" office:value-type="float" office:value="0" calcext:value-type="float">
            <text:p>0</text:p>
          </table:table-cell>
          <table:table-cell table:formula="of:=[.X456]/[.$A$455]" office:value-type="float" office:value="0" calcext:value-type="float">
            <text:p>0</text:p>
          </table:table-cell>
          <table:table-cell table:formula="of:=[.Y456]/[.$A$455]" office:value-type="float" office:value="0" calcext:value-type="float">
            <text:p>0</text:p>
          </table:table-cell>
          <table:table-cell table:formula="of:=[.Z456]/[.$A$455]" office:value-type="float" office:value="0" calcext:value-type="float">
            <text:p>0</text:p>
          </table:table-cell>
          <table:table-cell table:formula="of:=[.AA456]/[.$A$455]" office:value-type="float" office:value="0" calcext:value-type="float">
            <text:p>0</text:p>
          </table:table-cell>
          <table:table-cell table:formula="of:=[.AB456]/[.$A$455]" office:value-type="float" office:value="0" calcext:value-type="float">
            <text:p>0</text:p>
          </table:table-cell>
          <table:table-cell table:formula="of:=[.AC456]/[.$A$455]" office:value-type="float" office:value="0" calcext:value-type="float">
            <text:p>0</text:p>
          </table:table-cell>
          <table:table-cell table:formula="of:=[.AD456]/[.$A$455]" office:value-type="float" office:value="0.0072202166064982" calcext:value-type="float">
            <text:p>0,0072202166</text:p>
          </table:table-cell>
          <table:table-cell table:formula="of:=[.AE456]/[.$A$455]" office:value-type="float" office:value="0" calcext:value-type="float">
            <text:p>0</text:p>
          </table:table-cell>
          <table:table-cell office:value-type="string" calcext:value-type="string">
            <text:p>weight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6"/>
          <table:table-cell table:formula="of:=([.G456]+[.G176])/([.$A$175]+[.$A$455])" office:value-type="float" office:value="0.64079822616408" calcext:value-type="float">
            <text:p>0,6407982262</text:p>
          </table:table-cell>
          <table:table-cell table:formula="of:=([.H456]+[.H176])/([.$A$175]+[.$A$455])" office:value-type="float" office:value="0.361419068736142" calcext:value-type="float">
            <text:p>0,3614190687</text:p>
          </table:table-cell>
          <table:table-cell table:formula="of:=([.I456]+[.I176])/([.$A$175]+[.$A$455])" office:value-type="float" office:value="0.0266075388026608" calcext:value-type="float">
            <text:p>0,0266075388</text:p>
          </table:table-cell>
          <table:table-cell table:formula="of:=([.J456]+[.J176])/([.$A$175]+[.$A$455])" office:value-type="float" office:value="0.0753880266075388" calcext:value-type="float">
            <text:p>0,0753880266</text:p>
          </table:table-cell>
          <table:table-cell table:formula="of:=([.K456]+[.K176])/([.$A$175]+[.$A$455])" office:value-type="float" office:value="0.412416851441242" calcext:value-type="float">
            <text:p>0,4124168514</text:p>
          </table:table-cell>
          <table:table-cell table:formula="of:=([.L456]+[.L176])/([.$A$175]+[.$A$455])" office:value-type="float" office:value="0" calcext:value-type="float">
            <text:p>0</text:p>
          </table:table-cell>
          <table:table-cell table:style-name="Default" table:formula="of:=([.M456]+[.M176])/([.$A$175]+[.$A$455])" office:value-type="float" office:value="0.0332594235033259" calcext:value-type="float">
            <text:p>0,0332594235</text:p>
          </table:table-cell>
          <table:table-cell table:formula="of:=([.N456]+[.N176])/([.$A$175]+[.$A$455])" office:value-type="float" office:value="0.0133037694013304" calcext:value-type="float">
            <text:p>0,0133037694</text:p>
          </table:table-cell>
          <table:table-cell table:formula="of:=([.O456]+[.O176])/([.$A$175]+[.$A$455])" office:value-type="float" office:value="0.00886917960088692" calcext:value-type="float">
            <text:p>0,0088691796</text:p>
          </table:table-cell>
          <table:table-cell table:formula="of:=([.P456]+[.P176])/([.$A$175]+[.$A$455])" office:value-type="float" office:value="0" calcext:value-type="float">
            <text:p>0</text:p>
          </table:table-cell>
          <table:table-cell table:formula="of:=([.Q456]+[.Q176])/([.$A$175]+[.$A$455])" office:value-type="float" office:value="0.0199556541019956" calcext:value-type="float">
            <text:p>0,0199556541</text:p>
          </table:table-cell>
          <table:table-cell table:formula="of:=([.R456]+[.R176])/([.$A$175]+[.$A$455])" office:value-type="float" office:value="0" calcext:value-type="float">
            <text:p>0</text:p>
          </table:table-cell>
          <table:table-cell table:formula="of:=([.S456]+[.S176])/([.$A$175]+[.$A$455])" office:value-type="float" office:value="0.00221729490022173" calcext:value-type="float">
            <text:p>0,0022172949</text:p>
          </table:table-cell>
          <table:table-cell table:formula="of:=([.T456]+[.T176])/([.$A$175]+[.$A$455])" office:value-type="float" office:value="0.00443458980044346" calcext:value-type="float">
            <text:p>0,0044345898</text:p>
          </table:table-cell>
          <table:table-cell table:formula="of:=([.U456]+[.U176])/([.$A$175]+[.$A$455])" office:value-type="float" office:value="0.00221729490022173" calcext:value-type="float">
            <text:p>0,0022172949</text:p>
          </table:table-cell>
          <table:table-cell table:formula="of:=([.V456]+[.V176])/([.$A$175]+[.$A$455])" office:value-type="float" office:value="0" calcext:value-type="float">
            <text:p>0</text:p>
          </table:table-cell>
          <table:table-cell table:formula="of:=([.W456]+[.W176])/([.$A$175]+[.$A$455])" office:value-type="float" office:value="0" calcext:value-type="float">
            <text:p>0</text:p>
          </table:table-cell>
          <table:table-cell table:formula="of:=([.X456]+[.X176])/([.$A$175]+[.$A$455])" office:value-type="float" office:value="0.00443458980044346" calcext:value-type="float">
            <text:p>0,0044345898</text:p>
          </table:table-cell>
          <table:table-cell table:formula="of:=([.Y456]+[.Y176])/([.$A$175]+[.$A$455])" office:value-type="float" office:value="0.0886917960088692" calcext:value-type="float">
            <text:p>0,088691796</text:p>
          </table:table-cell>
          <table:table-cell table:formula="of:=([.Z456]+[.Z176])/([.$A$175]+[.$A$455]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otal freq</text:p>
          </table:table-cell>
        </table:table-row>
        <table:table-row table:style-name="ro1" table:number-rows-repeated="1048115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tat" table:style-name="ta1">
        <table:table-column table:style-name="co16" table:number-columns-repeated="30" table:default-cell-style-name="Default"/>
        <table:table-row table:style-name="ro1">
          <table:table-cell table:formula="of:=[AdFeatures.A1]" office:value-type="float" office:value="0" calcext:value-type="float">
            <text:p>0</text:p>
          </table:table-cell>
          <table:table-cell table:formula="of:=[AdFeatures.B1]" office:value-type="string" office:string-value="id" calcext:value-type="string">
            <text:p>id</text:p>
          </table:table-cell>
          <table:table-cell table:formula="of:=[AdFeatures.C1]" office:value-type="string" office:string-value="status" calcext:value-type="string">
            <text:p>status</text:p>
          </table:table-cell>
          <table:table-cell table:formula="of:=[AdFeatures.D1]" office:value-type="string" office:string-value="prize/m2" calcext:value-type="string">
            <text:p>prize/m2</text:p>
          </table:table-cell>
          <table:table-cell table:formula="of:=[AdFeatures.E1]" office:value-type="string" office:string-value="prize" calcext:value-type="string">
            <text:p>prize</text:p>
          </table:table-cell>
          <table:table-cell table:formula="of:=[AdFeatures.F1]" office:value-type="string" office:string-value="size" calcext:value-type="string">
            <text:p>size</text:p>
          </table:table-cell>
          <table:table-cell table:formula="of:=[AdFeatures.G1]" office:value-type="string" office:string-value="phone" calcext:value-type="string">
            <text:p>phone</text:p>
          </table:table-cell>
          <table:table-cell table:formula="of:=[AdFeatures.H1]" office:value-type="string" office:string-value="hasEmail" calcext:value-type="string">
            <text:p>hasEmail</text:p>
          </table:table-cell>
          <table:table-cell table:formula="of:=[AdFeatures.I1]" office:value-type="string" office:string-value="substandard" calcext:value-type="string">
            <text:p>substandard</text:p>
          </table:table-cell>
          <table:table-cell table:formula="of:=[AdFeatures.J1]" office:value-type="string" office:string-value="provision" calcext:value-type="string">
            <text:p>provision</text:p>
          </table:table-cell>
          <table:table-cell table:formula="of:=[AdFeatures.K1]" office:value-type="string" office:string-value="kaution" calcext:value-type="string">
            <text:p>kaution</text:p>
          </table:table-cell>
          <table:table-cell table:formula="of:=[AdFeatures.L1]" office:value-type="string" office:string-value="ablose" calcext:value-type="string">
            <text:p>ablose</text:p>
          </table:table-cell>
          <table:table-cell table:formula="of:=[AdFeatures.M1]" office:value-type="string" office:string-value="hotmail" calcext:value-type="string">
            <text:p>hotmail</text:p>
          </table:table-cell>
          <table:table-cell table:formula="of:=[AdFeatures.N1]" office:value-type="string" office:string-value="crapmail" calcext:value-type="string">
            <text:p>crapmail</text:p>
          </table:table-cell>
          <table:table-cell table:formula="of:=[AdFeatures.O1]" office:value-type="string" office:string-value="shitmail" calcext:value-type="string">
            <text:p>shitmail</text:p>
          </table:table-cell>
          <table:table-cell table:formula="of:=[AdFeatures.P1]" office:value-type="string" office:string-value="fast-email" calcext:value-type="string">
            <text:p>fast-email</text:p>
          </table:table-cell>
          <table:table-cell table:formula="of:=[AdFeatures.Q1]" office:value-type="string" office:string-value="gmx.at" calcext:value-type="string">
            <text:p>gmx.at</text:p>
          </table:table-cell>
          <table:table-cell table:formula="of:=[AdFeatures.R1]" office:value-type="string" office:string-value="web.de" calcext:value-type="string">
            <text:p>web.de</text:p>
          </table:table-cell>
          <table:table-cell table:formula="of:=[AdFeatures.S1]" office:value-type="string" office:string-value="*" calcext:value-type="string">
            <text:p>*</text:p>
          </table:table-cell>
          <table:table-cell table:formula="of:=[AdFeatures.T1]" office:value-type="string" office:string-value="*" calcext:value-type="string">
            <text:p>*</text:p>
          </table:table-cell>
          <table:table-cell table:formula="of:=[AdFeatures.U1]" office:value-type="string" office:string-value="*" calcext:value-type="string">
            <text:p>*</text:p>
          </table:table-cell>
          <table:table-cell table:formula="of:=[AdFeatures.V1]" office:value-type="string" office:string-value="ssl-mail" calcext:value-type="string">
            <text:p>ssl-mail</text:p>
          </table:table-cell>
          <table:table-cell table:formula="of:=[AdFeatures.W1]" office:value-type="string" office:string-value="swift-mail" calcext:value-type="string">
            <text:p>swift-mail</text:p>
          </table:table-cell>
          <table:table-cell table:formula="of:=[AdFeatures.X1]" office:value-type="string" office:string-value="outlook.com.au" calcext:value-type="string">
            <text:p>outlook.com.au</text:p>
          </table:table-cell>
          <table:table-cell table:formula="of:=[AdFeatures.Y1]" office:value-type="string" office:string-value="outlook.com" calcext:value-type="string">
            <text:p>outlook.com</text:p>
          </table:table-cell>
          <table:table-cell table:formula="of:=[AdFeatures.Z1]" office:value-type="string" office:string-value="mail-central.com" calcext:value-type="string">
            <text:p>mail-central.com</text:p>
          </table:table-cell>
          <table:table-cell table:formula="of:=[AdFeatures.AA1]" office:value-type="string" office:string-value="outlook.at" calcext:value-type="string">
            <text:p>outlook.at</text:p>
          </table:table-cell>
          <table:table-cell table:formula="of:=[AdFeatures.AB1]" office:value-type="string" office:string-value="mailas.com" calcext:value-type="string">
            <text:p>mailas.com</text:p>
          </table:table-cell>
          <table:table-cell table:formula="of:=[AdFeatures.AC1]" office:value-type="string" office:string-value="fastmail.com" calcext:value-type="string">
            <text:p>fastmail.com</text:p>
          </table:table-cell>
          <table:table-cell table:formula="of:=[AdFeatures.AD1]" office:value-type="string" office:string-value="yahoo.com" calcext:value-type="string">
            <text:p>yahoo.com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count -</text:p>
          </table:table-cell>
          <table:table-cell table:number-columns-repeated="5"/>
          <table:table-cell table:formula="of:=[AdFeatures.G176]" office:value-type="float" office:value="92" calcext:value-type="float">
            <text:p>92</text:p>
          </table:table-cell>
          <table:table-cell table:formula="of:=[AdFeatures.H176]" office:value-type="float" office:value="147" calcext:value-type="float">
            <text:p>147</text:p>
          </table:table-cell>
          <table:table-cell table:formula="of:=[AdFeatures.I176]" office:value-type="float" office:value="0" calcext:value-type="float">
            <text:p>0</text:p>
          </table:table-cell>
          <table:table-cell table:formula="of:=[AdFeatures.J176]" office:value-type="float" office:value="0" calcext:value-type="float">
            <text:p>0</text:p>
          </table:table-cell>
          <table:table-cell table:formula="of:=[AdFeatures.K176]" office:value-type="float" office:value="54" calcext:value-type="float">
            <text:p>54</text:p>
          </table:table-cell>
          <table:table-cell table:formula="of:=[AdFeatures.L176]" office:value-type="float" office:value="0" calcext:value-type="float">
            <text:p>0</text:p>
          </table:table-cell>
          <table:table-cell table:formula="of:=[AdFeatures.M176]" office:value-type="float" office:value="14" calcext:value-type="float">
            <text:p>14</text:p>
          </table:table-cell>
          <table:table-cell table:formula="of:=[AdFeatures.N176]" office:value-type="float" office:value="6" calcext:value-type="float">
            <text:p>6</text:p>
          </table:table-cell>
          <table:table-cell table:formula="of:=[AdFeatures.O176]" office:value-type="float" office:value="4" calcext:value-type="float">
            <text:p>4</text:p>
          </table:table-cell>
          <table:table-cell table:formula="of:=[AdFeatures.P176]" office:value-type="float" office:value="0" calcext:value-type="float">
            <text:p>0</text:p>
          </table:table-cell>
          <table:table-cell table:formula="of:=[AdFeatures.Q176]" office:value-type="float" office:value="5" calcext:value-type="float">
            <text:p>5</text:p>
          </table:table-cell>
          <table:table-cell table:formula="of:=[AdFeatures.R176]" office:value-type="float" office:value="0" calcext:value-type="float">
            <text:p>0</text:p>
          </table:table-cell>
          <table:table-cell table:formula="of:=[AdFeatures.S176]" office:value-type="float" office:value="0" calcext:value-type="float">
            <text:p>0</text:p>
          </table:table-cell>
          <table:table-cell table:formula="of:=[AdFeatures.T176]" office:value-type="float" office:value="0" calcext:value-type="float">
            <text:p>0</text:p>
          </table:table-cell>
          <table:table-cell table:formula="of:=[AdFeatures.U176]" office:value-type="float" office:value="0" calcext:value-type="float">
            <text:p>0</text:p>
          </table:table-cell>
          <table:table-cell table:formula="of:=[AdFeatures.V176]" office:value-type="float" office:value="0" calcext:value-type="float">
            <text:p>0</text:p>
          </table:table-cell>
          <table:table-cell table:formula="of:=[AdFeatures.W176]" office:value-type="float" office:value="0" calcext:value-type="float">
            <text:p>0</text:p>
          </table:table-cell>
          <table:table-cell table:formula="of:=[AdFeatures.X176]" office:value-type="float" office:value="2" calcext:value-type="float">
            <text:p>2</text:p>
          </table:table-cell>
          <table:table-cell table:formula="of:=[AdFeatures.Y176]" office:value-type="float" office:value="40" calcext:value-type="float">
            <text:p>40</text:p>
          </table:table-cell>
          <table:table-cell table:formula="of:=[AdFeatures.Z176]" office:value-type="float" office:value="0" calcext:value-type="float">
            <text:p>0</text:p>
          </table:table-cell>
          <table:table-cell table:formula="of:=[AdFeatures.AA176]" office:value-type="float" office:value="22" calcext:value-type="float">
            <text:p>22</text:p>
          </table:table-cell>
          <table:table-cell table:formula="of:=[AdFeatures.AB176]" office:value-type="float" office:value="1" calcext:value-type="float">
            <text:p>1</text:p>
          </table:table-cell>
          <table:table-cell table:formula="of:=[AdFeatures.AC176]" office:value-type="float" office:value="1" calcext:value-type="float">
            <text:p>1</text:p>
          </table:table-cell>
          <table:table-cell table:formula="of:=[AdFeatures.AD17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(feature)/-</text:p>
          </table:table-cell>
          <table:table-cell table:number-columns-repeated="5"/>
          <table:table-cell table:formula="of:=[AdFeatures.G177]" office:value-type="float" office:value="0.528735632183908" calcext:value-type="float">
            <text:p>0,5287356322</text:p>
          </table:table-cell>
          <table:table-cell table:formula="of:=[AdFeatures.H177]" office:value-type="float" office:value="0.844827586206896" calcext:value-type="float">
            <text:p>0,8448275862</text:p>
          </table:table-cell>
          <table:table-cell table:formula="of:=[AdFeatures.I177]" office:value-type="float" office:value="0" calcext:value-type="float">
            <text:p>0</text:p>
          </table:table-cell>
          <table:table-cell table:formula="of:=[AdFeatures.J177]" office:value-type="float" office:value="0" calcext:value-type="float">
            <text:p>0</text:p>
          </table:table-cell>
          <table:table-cell table:formula="of:=[AdFeatures.K177]" office:value-type="float" office:value="0.310344827586207" calcext:value-type="float">
            <text:p>0,3103448276</text:p>
          </table:table-cell>
          <table:table-cell table:formula="of:=[AdFeatures.L177]" office:value-type="float" office:value="0" calcext:value-type="float">
            <text:p>0</text:p>
          </table:table-cell>
          <table:table-cell table:formula="of:=[AdFeatures.M177]" office:value-type="float" office:value="0.0804597701149425" calcext:value-type="float">
            <text:p>0,0804597701</text:p>
          </table:table-cell>
          <table:table-cell table:formula="of:=[AdFeatures.N177]" office:value-type="float" office:value="0.0344827586206897" calcext:value-type="float">
            <text:p>0,0344827586</text:p>
          </table:table-cell>
          <table:table-cell table:formula="of:=[AdFeatures.O177]" office:value-type="float" office:value="0.0229885057471264" calcext:value-type="float">
            <text:p>0,0229885057</text:p>
          </table:table-cell>
          <table:table-cell table:formula="of:=[AdFeatures.P177]" office:value-type="float" office:value="0" calcext:value-type="float">
            <text:p>0</text:p>
          </table:table-cell>
          <table:table-cell table:formula="of:=[AdFeatures.Q177]" office:value-type="float" office:value="0.028735632183908" calcext:value-type="float">
            <text:p>0,0287356322</text:p>
          </table:table-cell>
          <table:table-cell table:formula="of:=[AdFeatures.R177]" office:value-type="float" office:value="0" calcext:value-type="float">
            <text:p>0</text:p>
          </table:table-cell>
          <table:table-cell table:formula="of:=[AdFeatures.S177]" office:value-type="float" office:value="0" calcext:value-type="float">
            <text:p>0</text:p>
          </table:table-cell>
          <table:table-cell table:formula="of:=[AdFeatures.T177]" office:value-type="float" office:value="0" calcext:value-type="float">
            <text:p>0</text:p>
          </table:table-cell>
          <table:table-cell table:formula="of:=[AdFeatures.U177]" office:value-type="float" office:value="0" calcext:value-type="float">
            <text:p>0</text:p>
          </table:table-cell>
          <table:table-cell table:formula="of:=[AdFeatures.V177]" office:value-type="float" office:value="0" calcext:value-type="float">
            <text:p>0</text:p>
          </table:table-cell>
          <table:table-cell table:formula="of:=[AdFeatures.W177]" office:value-type="float" office:value="0" calcext:value-type="float">
            <text:p>0</text:p>
          </table:table-cell>
          <table:table-cell table:formula="of:=[AdFeatures.X177]" office:value-type="float" office:value="0.0114942528735632" calcext:value-type="float">
            <text:p>0,0114942529</text:p>
          </table:table-cell>
          <table:table-cell table:formula="of:=[AdFeatures.Y177]" office:value-type="float" office:value="0.229885057471264" calcext:value-type="float">
            <text:p>0,2298850575</text:p>
          </table:table-cell>
          <table:table-cell table:formula="of:=[AdFeatures.Z177]" office:value-type="float" office:value="0" calcext:value-type="float">
            <text:p>0</text:p>
          </table:table-cell>
          <table:table-cell table:formula="of:=[AdFeatures.AA177]" office:value-type="float" office:value="0.126436781609195" calcext:value-type="float">
            <text:p>0,1264367816</text:p>
          </table:table-cell>
          <table:table-cell table:formula="of:=[AdFeatures.AB177]" office:value-type="float" office:value="0.00574712643678161" calcext:value-type="float">
            <text:p>0,0057471264</text:p>
          </table:table-cell>
          <table:table-cell table:formula="of:=[AdFeatures.AC177]" office:value-type="float" office:value="0.00574712643678161" calcext:value-type="float">
            <text:p>0,0057471264</text:p>
          </table:table-cell>
          <table:table-cell table:formula="of:=[AdFeatures.AD177]" office:value-type="float" office:value="0" calcext:value-type="float">
            <text:p>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ount +</text:p>
          </table:table-cell>
          <table:table-cell table:number-columns-repeated="5"/>
          <table:table-cell table:formula="of:=[AdFeatures.G456]" office:value-type="float" office:value="197" calcext:value-type="float">
            <text:p>197</text:p>
          </table:table-cell>
          <table:table-cell table:formula="of:=[AdFeatures.H456]" office:value-type="float" office:value="16" calcext:value-type="float">
            <text:p>16</text:p>
          </table:table-cell>
          <table:table-cell table:formula="of:=[AdFeatures.I456]" office:value-type="float" office:value="12" calcext:value-type="float">
            <text:p>12</text:p>
          </table:table-cell>
          <table:table-cell table:formula="of:=[AdFeatures.J456]" office:value-type="float" office:value="34" calcext:value-type="float">
            <text:p>34</text:p>
          </table:table-cell>
          <table:table-cell table:formula="of:=[AdFeatures.K456]" office:value-type="float" office:value="132" calcext:value-type="float">
            <text:p>132</text:p>
          </table:table-cell>
          <table:table-cell table:formula="of:=[AdFeatures.L456]" office:value-type="float" office:value="0" calcext:value-type="float">
            <text:p>0</text:p>
          </table:table-cell>
          <table:table-cell table:formula="of:=[AdFeatures.M456]" office:value-type="float" office:value="1" calcext:value-type="float">
            <text:p>1</text:p>
          </table:table-cell>
          <table:table-cell table:formula="of:=[AdFeatures.N456]" office:value-type="float" office:value="0" calcext:value-type="float">
            <text:p>0</text:p>
          </table:table-cell>
          <table:table-cell table:formula="of:=[AdFeatures.O456]" office:value-type="float" office:value="0" calcext:value-type="float">
            <text:p>0</text:p>
          </table:table-cell>
          <table:table-cell table:formula="of:=[AdFeatures.P456]" office:value-type="float" office:value="0" calcext:value-type="float">
            <text:p>0</text:p>
          </table:table-cell>
          <table:table-cell table:formula="of:=[AdFeatures.Q456]" office:value-type="float" office:value="4" calcext:value-type="float">
            <text:p>4</text:p>
          </table:table-cell>
          <table:table-cell table:formula="of:=[AdFeatures.R456]" office:value-type="float" office:value="0" calcext:value-type="float">
            <text:p>0</text:p>
          </table:table-cell>
          <table:table-cell table:formula="of:=[AdFeatures.S456]" office:value-type="float" office:value="1" calcext:value-type="float">
            <text:p>1</text:p>
          </table:table-cell>
          <table:table-cell table:formula="of:=[AdFeatures.T456]" office:value-type="float" office:value="2" calcext:value-type="float">
            <text:p>2</text:p>
          </table:table-cell>
          <table:table-cell table:formula="of:=[AdFeatures.U456]" office:value-type="float" office:value="1" calcext:value-type="float">
            <text:p>1</text:p>
          </table:table-cell>
          <table:table-cell table:formula="of:=[AdFeatures.V456]" office:value-type="float" office:value="0" calcext:value-type="float">
            <text:p>0</text:p>
          </table:table-cell>
          <table:table-cell table:formula="of:=[AdFeatures.W456]" office:value-type="float" office:value="0" calcext:value-type="float">
            <text:p>0</text:p>
          </table:table-cell>
          <table:table-cell table:formula="of:=[AdFeatures.X456]" office:value-type="float" office:value="0" calcext:value-type="float">
            <text:p>0</text:p>
          </table:table-cell>
          <table:table-cell table:formula="of:=[AdFeatures.Y456]" office:value-type="float" office:value="0" calcext:value-type="float">
            <text:p>0</text:p>
          </table:table-cell>
          <table:table-cell table:formula="of:=[AdFeatures.Z456]" office:value-type="float" office:value="0" calcext:value-type="float">
            <text:p>0</text:p>
          </table:table-cell>
          <table:table-cell table:formula="of:=[AdFeatures.AA456]" office:value-type="float" office:value="0" calcext:value-type="float">
            <text:p>0</text:p>
          </table:table-cell>
          <table:table-cell table:formula="of:=[AdFeatures.AB456]" office:value-type="float" office:value="0" calcext:value-type="float">
            <text:p>0</text:p>
          </table:table-cell>
          <table:table-cell table:formula="of:=[AdFeatures.AC456]" office:value-type="float" office:value="0" calcext:value-type="float">
            <text:p>0</text:p>
          </table:table-cell>
          <table:table-cell table:formula="of:=[AdFeatures.AD45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(feature)/+</text:p>
          </table:table-cell>
          <table:table-cell table:number-columns-repeated="5"/>
          <table:table-cell table:formula="of:=[AdFeatures.G457]" office:value-type="float" office:value="0.711191335740072" calcext:value-type="float">
            <text:p>0,7111913357</text:p>
          </table:table-cell>
          <table:table-cell table:formula="of:=[AdFeatures.H457]" office:value-type="float" office:value="0.0577617328519856" calcext:value-type="float">
            <text:p>0,0577617329</text:p>
          </table:table-cell>
          <table:table-cell table:formula="of:=[AdFeatures.I457]" office:value-type="float" office:value="0.0433212996389892" calcext:value-type="float">
            <text:p>0,0433212996</text:p>
          </table:table-cell>
          <table:table-cell table:formula="of:=[AdFeatures.J457]" office:value-type="float" office:value="0.122743682310469" calcext:value-type="float">
            <text:p>0,1227436823</text:p>
          </table:table-cell>
          <table:table-cell table:formula="of:=[AdFeatures.K457]" office:value-type="float" office:value="0.476534296028881" calcext:value-type="float">
            <text:p>0,476534296</text:p>
          </table:table-cell>
          <table:table-cell table:formula="of:=[AdFeatures.L457]" office:value-type="float" office:value="0" calcext:value-type="float">
            <text:p>0</text:p>
          </table:table-cell>
          <table:table-cell table:formula="of:=[AdFeatures.M457]" office:value-type="float" office:value="0.0036101083032491" calcext:value-type="float">
            <text:p>0,0036101083</text:p>
          </table:table-cell>
          <table:table-cell table:formula="of:=[AdFeatures.N457]" office:value-type="float" office:value="0" calcext:value-type="float">
            <text:p>0</text:p>
          </table:table-cell>
          <table:table-cell table:formula="of:=[AdFeatures.O457]" office:value-type="float" office:value="0" calcext:value-type="float">
            <text:p>0</text:p>
          </table:table-cell>
          <table:table-cell table:formula="of:=[AdFeatures.P457]" office:value-type="float" office:value="0" calcext:value-type="float">
            <text:p>0</text:p>
          </table:table-cell>
          <table:table-cell table:formula="of:=[AdFeatures.Q457]" office:value-type="float" office:value="0.0144404332129964" calcext:value-type="float">
            <text:p>0,0144404332</text:p>
          </table:table-cell>
          <table:table-cell table:formula="of:=[AdFeatures.R457]" office:value-type="float" office:value="0" calcext:value-type="float">
            <text:p>0</text:p>
          </table:table-cell>
          <table:table-cell table:formula="of:=[AdFeatures.S457]" office:value-type="float" office:value="0.0036101083032491" calcext:value-type="float">
            <text:p>0,0036101083</text:p>
          </table:table-cell>
          <table:table-cell table:formula="of:=[AdFeatures.T457]" office:value-type="float" office:value="0.0072202166064982" calcext:value-type="float">
            <text:p>0,0072202166</text:p>
          </table:table-cell>
          <table:table-cell table:formula="of:=[AdFeatures.U457]" office:value-type="float" office:value="0.0036101083032491" calcext:value-type="float">
            <text:p>0,0036101083</text:p>
          </table:table-cell>
          <table:table-cell table:formula="of:=[AdFeatures.V457]" office:value-type="float" office:value="0" calcext:value-type="float">
            <text:p>0</text:p>
          </table:table-cell>
          <table:table-cell table:formula="of:=[AdFeatures.W457]" office:value-type="float" office:value="0" calcext:value-type="float">
            <text:p>0</text:p>
          </table:table-cell>
          <table:table-cell table:formula="of:=[AdFeatures.X457]" office:value-type="float" office:value="0" calcext:value-type="float">
            <text:p>0</text:p>
          </table:table-cell>
          <table:table-cell table:formula="of:=[AdFeatures.Y457]" office:value-type="float" office:value="0" calcext:value-type="float">
            <text:p>0</text:p>
          </table:table-cell>
          <table:table-cell table:formula="of:=[AdFeatures.Z457]" office:value-type="float" office:value="0" calcext:value-type="float">
            <text:p>0</text:p>
          </table:table-cell>
          <table:table-cell table:formula="of:=[AdFeatures.AA457]" office:value-type="float" office:value="0" calcext:value-type="float">
            <text:p>0</text:p>
          </table:table-cell>
          <table:table-cell table:formula="of:=[AdFeatures.AB457]" office:value-type="float" office:value="0" calcext:value-type="float">
            <text:p>0</text:p>
          </table:table-cell>
          <table:table-cell table:formula="of:=[AdFeatures.AC457]" office:value-type="float" office:value="0" calcext:value-type="float">
            <text:p>0</text:p>
          </table:table-cell>
          <table:table-cell table:formula="of:=[AdFeatures.AD457]" office:value-type="float" office:value="0.0072202166064982" calcext:value-type="float">
            <text:p>0,0072202166</text:p>
          </table:table-cell>
        </table:table-row>
        <table:table-row table:style-name="ro1" table:number-rows-repeated="6">
          <table:table-cell table:number-columns-repeated="30"/>
        </table:table-row>
        <table:table-row table:style-name="ro1">
          <table:table-cell office:value-type="string" calcext:value-type="string">
            <text:p>total +</text:p>
          </table:table-cell>
          <table:table-cell table:formula="of:=[AdFeatures.A455]" office:value-type="float" office:value="277" calcext:value-type="float">
            <text:p>2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tal -</text:p>
          </table:table-cell>
          <table:table-cell table:formula="of:=[AdFeatures.A175]" office:value-type="float" office:value="174" calcext:value-type="float">
            <text:p>17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6]+[.B15]" office:value-type="float" office:value="451" calcext:value-type="float">
            <text:p>451</text:p>
          </table:table-cell>
          <table:table-cell table:number-columns-repeated="5"/>
          <table:table-cell office:value-type="string" calcext:value-type="string">
            <text:p>hasEmail</text:p>
          </table:table-cell>
          <table:table-cell office:value-type="string" calcext:value-type="string">
            <text:p>noEmail</text:p>
          </table:table-cell>
          <table:table-cell table:number-columns-repeated="3"/>
          <table:table-cell office:value-type="string" calcext:value-type="string">
            <text:p>hasEmail</text:p>
          </table:table-cell>
          <table:table-cell office:value-type="string" calcext:value-type="string">
            <text:p>noEmail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+</text:p>
          </table:table-cell>
          <table:table-cell table:formula="of:=[.B15]/[.B17]" office:value-type="float" office:value="0.614190687361419" calcext:value-type="float">
            <text:p>0,6141906874</text:p>
          </table:table-cell>
          <table:table-cell/>
          <table:table-cell office:value-type="string" calcext:value-type="string">
            <text:p>-</text:p>
          </table:table-cell>
          <table:table-cell table:formula="of:=[.H5]*[.E19]" office:value-type="float" office:value="0.325942350332594" calcext:value-type="float">
            <text:p>0,3259423503</text:p>
          </table:table-cell>
          <table:table-cell table:formula="of:=(1-[.H5])*[.E19]" office:value-type="float" office:value="0.0598669623059867" calcext:value-type="float">
            <text:p>0,0598669623</text:p>
          </table:table-cell>
          <table:table-cell table:formula="of:=[.I18]+[.H18]" office:value-type="float" office:value="0.385809312638581" calcext:value-type="float">
            <text:p>0,3858093126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(-/has)</text:p>
          </table:table-cell>
          <table:table-cell office:value-type="string" calcext:value-type="string">
            <text:p>p(-/hasNo)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-</text:p>
          </table:table-cell>
          <table:table-cell table:formula="of:=[.B16]/[.B17]" office:value-type="float" office:value="0.385809312638581" calcext:value-type="float">
            <text:p>0,3858093126</text:p>
          </table:table-cell>
          <table:table-cell/>
          <table:table-cell office:value-type="string" calcext:value-type="string">
            <text:p>+</text:p>
          </table:table-cell>
          <table:table-cell table:formula="of:=[.H8]*[.E18]" office:value-type="float" office:value="0.0354767184035477" calcext:value-type="float">
            <text:p>0,0354767184</text:p>
          </table:table-cell>
          <table:table-cell table:formula="of:=(1-[.H8])*[.E18]" office:value-type="float" office:value="0.578713968957871" calcext:value-type="float">
            <text:p>0,578713969</text:p>
          </table:table-cell>
          <table:table-cell table:formula="of:=[.I19]+[.H19]" office:value-type="float" office:value="0.614190687361419" calcext:value-type="float">
            <text:p>0,6141906874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p(+/has)</text:p>
          </table:table-cell>
          <table:table-cell office:value-type="string" calcext:value-type="string">
            <text:p>p(+/hasNo)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p+-</text:p>
          </table:table-cell>
          <table:table-cell table:formula="of:=[.E19]+[.E18]" office:value-type="float" office:value="1" calcext:value-type="float">
            <text:p>1</text:p>
          </table:table-cell>
          <table:table-cell table:number-columns-repeated="2"/>
          <table:table-cell table:formula="of:=[.H19]+[.H18]" office:value-type="float" office:value="0.361419068736142" calcext:value-type="float">
            <text:p>0,3614190687</text:p>
          </table:table-cell>
          <table:table-cell table:formula="of:=[.I19]+[.I18]" office:value-type="float" office:value="0.638580931263858" calcext:value-type="float">
            <text:p>0,6385809313</text:p>
          </table:table-cell>
          <table:table-cell table:formula="of:=[.I20]+[.H20]" office:value-type="float" office:value="1" calcext:value-type="float">
            <text:p>1</text:p>
          </table:table-cell>
          <table:table-cell table:number-columns-repeated="20"/>
        </table:table-row>
      </table:table>
      <table:table table:name="ex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opulation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n disease rate</text:p>
          </table:table-cell>
          <table:table-cell office:value-type="float" office:value="0.99" calcext:value-type="float">
            <text:p>0,99</text:p>
          </table:table-cell>
          <table:table-cell office:value-type="float" office:value="9900" calcext:value-type="float">
            <text:p>99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ease rate</text:p>
          </table:table-cell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it rate</text:p>
          </table:table-cell>
          <table:table-cell office:value-type="float" office:value="0.98" calcext:value-type="float">
            <text:p>0,9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ss rate</text:p>
          </table:table-cell>
          <table:table-cell office:value-type="float" office:value="0.02" calcext:value-type="float">
            <text:p>0,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alse alarm </text:p>
          </table:table-cell>
          <table:table-cell office:value-type="float" office:value="0.03" calcext:value-type="float">
            <text:p>0,0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disease | TPos) = p(TPos | disesase) / p(TPos)</text:p>
          </table:table-cell>
          <table:table-cell table:number-columns-repeated="4"/>
          <table:table-cell office:value-type="string" calcext:value-type="string">
            <text:p>with disease</text:p>
          </table:table-cell>
          <table:table-cell office:value-type="string" calcext:value-type="string">
            <text:p>without d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hits</text:p>
          </table:table-cell>
          <table:table-cell table:formula="of:=[.C4]*[.D3]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p(TPos) = P(TPos | disease) + P(TPos | no disease)</text:p>
          </table:table-cell>
          <table:table-cell table:number-columns-repeated="3"/>
          <table:table-cell office:value-type="string" calcext:value-type="string">
            <text:p>misses</text:p>
          </table:table-cell>
          <table:table-cell table:formula="of:=[.C5]*[.D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(TPos) = 98/10000 + 297/10000 = 0.0098 + 0.0297 = 0.0389.. ~ 0.04</text:p>
          </table:table-cell>
          <table:table-cell table:number-columns-repeated="3"/>
          <table:table-cell office:value-type="string" calcext:value-type="string">
            <text:p>false alarm</text:p>
          </table:table-cell>
          <table:table-cell/>
          <table:table-cell table:formula="of:=[.C6]*[.D2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p(TPos) = 0,98 * 0,01 + 0,03*0,99 = 0,0098 + 0,0797 ~ 0.0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(disease | TPos) = 0,0098 / 0,04 = 0,245 ~ 0,2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AdFeatures.A1:AdFeatures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.00.0000</text:date>, <text:time style:data-style-name="N2" text:time-value="18:33:23.137134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21:59:10.522406664</dc:date>
    <meta:editing-duration>PT12H48M24S</meta:editing-duration>
    <meta:editing-cycles>10</meta:editing-cycles>
    <meta:generator>LibreOffice/5.0.5.2$Linux_X86_64 LibreOffice_project/00m0$Build-2</meta:generator>
    <meta:document-statistic meta:table-count="3" meta:cell-count="14325" meta:object-count="0"/>
  </office:meta>
</office:document-meta>
</file>